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9" table:default-cell-style-name="Default"/>
        <table:table-row table:style-name="ro1">
          <table:table-cell table:formula="of:=15*([.C1]/5)" office:value-type="float" office:value="8.72016400925295" calcext:value-type="float">
            <text:p>8.7201640093</text:p>
          </table:table-cell>
          <table:table-cell table:formula="of:=0.016666/15" office:value-type="float" office:value="0.00111106666666667" calcext:value-type="float">
            <text:p>0.0011110667</text:p>
          </table:table-cell>
          <table:table-cell table:formula="of:=2.5 + SIN(2*PI()*60*[.B1])" office:value-type="float" office:value="2.90672133641765" calcext:value-type="float">
            <text:p>2.9067213364</text:p>
          </table:table-cell>
          <table:table-cell office:value-type="float" office:value="1" calcext:value-type="float">
            <text:p>1</text:p>
          </table:table-cell>
          <table:table-cell/>
          <table:table-cell table:formula="of:=PI()" office:value-type="float" office:value="3.14159265358979" calcext:value-type="float">
            <text:p>3.1415926536</text:p>
          </table:table-cell>
          <table:table-cell table:formula="of:=DEC2HEX([.A1])" office:value-type="string" office:string-value="8" calcext:value-type="string">
            <text:p>8</text:p>
          </table:table-cell>
          <table:table-cell table:formula="of:=0.016666/15" office:value-type="float" office:value="0.00111106666666667" calcext:value-type="float">
            <text:p>0.0011110667</text:p>
          </table:table-cell>
          <table:table-cell office:value-type="float" office:value="8.72016400925295" calcext:value-type="float">
            <text:p>8.7201640093</text:p>
          </table:table-cell>
        </table:table-row>
        <table:table-row table:style-name="ro1">
          <table:table-cell table:formula="of:=15*([.C2]/5)" office:value-type="float" office:value="9.72936720683492" calcext:value-type="float">
            <text:p>9.7293672068</text:p>
          </table:table-cell>
          <table:table-cell table:formula="of:=[.B1]+[.B$1]" office:value-type="float" office:value="0.00222213333333333" calcext:value-type="float">
            <text:p>0.0022221333</text:p>
          </table:table-cell>
          <table:table-cell table:formula="of:=2.5 + SIN(2*PI()*60*[.B2])" office:value-type="float" office:value="3.24312240227831" calcext:value-type="float">
            <text:p>3.24312240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DEC2HEX([.A2])" office:value-type="string" office:string-value="9" calcext:value-type="string">
            <text:p>9</text:p>
          </table:table-cell>
          <table:table-cell table:formula="of:=[.H1]+[.H$1]" office:value-type="float" office:value="0.00222213333333333" calcext:value-type="float">
            <text:p>0.0022221333</text:p>
          </table:table-cell>
          <table:table-cell office:value-type="float" office:value="9.72936720683492" calcext:value-type="float">
            <text:p>9.7293672068</text:p>
          </table:table-cell>
        </table:table-row>
        <table:table-row table:style-name="ro1">
          <table:table-cell table:formula="of:=15*([.C3]/5)" office:value-type="float" office:value="10.3531229466161" calcext:value-type="float">
            <text:p>10.3531229466</text:p>
          </table:table-cell>
          <table:table-cell table:formula="of:=[.B2]+[.B$1]" office:value-type="float" office:value="0.0033332" calcext:value-type="float">
            <text:p>0.0033332</text:p>
          </table:table-cell>
          <table:table-cell table:formula="of:=2.5 + SIN(2*PI()*60*[.B3])" office:value-type="float" office:value="3.45104098220537" calcext:value-type="float">
            <text:p>3.45104098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DEC2HEX([.A3])" office:value-type="string" office:string-value="A" calcext:value-type="string">
            <text:p>A</text:p>
          </table:table-cell>
          <table:table-cell table:formula="of:=[.H2]+[.H$1]" office:value-type="float" office:value="0.0033332" calcext:value-type="float">
            <text:p>0.0033332</text:p>
          </table:table-cell>
          <table:table-cell office:value-type="float" office:value="10.3531229466161" calcext:value-type="float">
            <text:p>10.3531229466</text:p>
          </table:table-cell>
        </table:table-row>
        <table:table-row table:style-name="ro1">
          <table:table-cell table:formula="of:=15*([.C4]/5)" office:value-type="float" office:value="10.4835866960986" calcext:value-type="float">
            <text:p>10.4835866961</text:p>
          </table:table-cell>
          <table:table-cell table:formula="of:=[.B3]+[.B$1]" office:value-type="float" office:value="0.00444426666666667" calcext:value-type="float">
            <text:p>0.0044442667</text:p>
          </table:table-cell>
          <table:table-cell table:formula="of:=2.5 + SIN(2*PI()*60*[.B4])" office:value-type="float" office:value="3.49452889869954" calcext:value-type="float">
            <text:p>3.494528898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DEC2HEX([.A4])" office:value-type="string" office:string-value="A" calcext:value-type="string">
            <text:p>A</text:p>
          </table:table-cell>
          <table:table-cell table:formula="of:=[.H3]+[.H$1]" office:value-type="float" office:value="0.00444426666666667" calcext:value-type="float">
            <text:p>0.0044442667</text:p>
          </table:table-cell>
          <table:table-cell office:value-type="float" office:value="10.4835866960986" calcext:value-type="float">
            <text:p>10.4835866961</text:p>
          </table:table-cell>
        </table:table-row>
        <table:table-row table:style-name="ro1">
          <table:table-cell table:formula="of:=15*([.C5]/5)" office:value-type="float" office:value="10.0982018659422" calcext:value-type="float">
            <text:p>10.0982018659</text:p>
          </table:table-cell>
          <table:table-cell table:formula="of:=[.B4]+[.B$1]" office:value-type="float" office:value="0.00555533333333333" calcext:value-type="float">
            <text:p>0.0055553333</text:p>
          </table:table-cell>
          <table:table-cell table:formula="of:=2.5 + SIN(2*PI()*60*[.B5])" office:value-type="float" office:value="3.36606728864739" calcext:value-type="float">
            <text:p>3.366067288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DEC2HEX([.A5])" office:value-type="string" office:string-value="A" calcext:value-type="string">
            <text:p>A</text:p>
          </table:table-cell>
          <table:table-cell table:formula="of:=[.H4]+[.H$1]" office:value-type="float" office:value="0.00555533333333333" calcext:value-type="float">
            <text:p>0.0055553333</text:p>
          </table:table-cell>
          <table:table-cell office:value-type="float" office:value="10.0982018659422" calcext:value-type="float">
            <text:p>10.0982018659</text:p>
          </table:table-cell>
        </table:table-row>
        <table:table-row table:style-name="ro1">
          <table:table-cell table:formula="of:=15*([.C6]/5)" office:value-type="float" office:value="9.26359974174358" calcext:value-type="float">
            <text:p>9.2635997417</text:p>
          </table:table-cell>
          <table:table-cell table:formula="of:=[.B5]+[.B$1]" office:value-type="float" office:value="0.0066664" calcext:value-type="float">
            <text:p>0.0066664</text:p>
          </table:table-cell>
          <table:table-cell table:formula="of:=2.5 + SIN(2*PI()*60*[.B6])" office:value-type="float" office:value="3.08786658058119" calcext:value-type="float">
            <text:p>3.087866580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DEC2HEX([.A6])" office:value-type="string" office:string-value="9" calcext:value-type="string">
            <text:p>9</text:p>
          </table:table-cell>
          <table:table-cell table:formula="of:=[.H5]+[.H$1]" office:value-type="float" office:value="0.0066664" calcext:value-type="float">
            <text:p>0.0066664</text:p>
          </table:table-cell>
          <table:table-cell office:value-type="float" office:value="9.26359974174358" calcext:value-type="float">
            <text:p>9.2635997417</text:p>
          </table:table-cell>
        </table:table-row>
        <table:table-row table:style-name="ro1">
          <table:table-cell table:formula="of:=15*([.C7]/5)" office:value-type="float" office:value="8.12407923758988" calcext:value-type="float">
            <text:p>8.1240792376</text:p>
          </table:table-cell>
          <table:table-cell table:formula="of:=[.B6]+[.B$1]" office:value-type="float" office:value="0.00777746666666667" calcext:value-type="float">
            <text:p>0.0077774667</text:p>
          </table:table-cell>
          <table:table-cell table:formula="of:=2.5 + SIN(2*PI()*60*[.B7])" office:value-type="float" office:value="2.70802641252996" calcext:value-type="float">
            <text:p>2.70802641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DEC2HEX([.A7])" office:value-type="string" office:string-value="8" calcext:value-type="string">
            <text:p>8</text:p>
          </table:table-cell>
          <table:table-cell table:formula="of:=[.H6]+[.H$1]" office:value-type="float" office:value="0.00777746666666667" calcext:value-type="float">
            <text:p>0.0077774667</text:p>
          </table:table-cell>
          <table:table-cell office:value-type="float" office:value="8.12407923758988" calcext:value-type="float">
            <text:p>8.1240792376</text:p>
          </table:table-cell>
        </table:table-row>
        <table:table-row table:style-name="ro1">
          <table:table-cell table:formula="of:=15*([.C8]/5)" office:value-type="float" office:value="6.87665826963741" calcext:value-type="float">
            <text:p>6.8766582696</text:p>
          </table:table-cell>
          <table:table-cell table:formula="of:=[.B7]+[.B$1]" office:value-type="float" office:value="0.00888853333333334" calcext:value-type="float">
            <text:p>0.0088885333</text:p>
          </table:table-cell>
          <table:table-cell table:formula="of:=2.5 + SIN(2*PI()*60*[.B8])" office:value-type="float" office:value="2.29221942321247" calcext:value-type="float">
            <text:p>2.292219423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DEC2HEX([.A8])" office:value-type="string" office:string-value="6" calcext:value-type="string">
            <text:p>6</text:p>
          </table:table-cell>
          <table:table-cell table:formula="of:=[.H7]+[.H$1]" office:value-type="float" office:value="0.00888853333333334" calcext:value-type="float">
            <text:p>0.0088885333</text:p>
          </table:table-cell>
          <table:table-cell office:value-type="float" office:value="6.87665826963741" calcext:value-type="float">
            <text:p>6.8766582696</text:p>
          </table:table-cell>
        </table:table-row>
        <table:table-row table:style-name="ro1">
          <table:table-cell table:formula="of:=15*([.C9]/5)" office:value-type="float" office:value="5.73701025383601" calcext:value-type="float">
            <text:p>5.7370102538</text:p>
          </table:table-cell>
          <table:table-cell table:formula="of:=[.B8]+[.B$1]" office:value-type="float" office:value="0.0099996" calcext:value-type="float">
            <text:p>0.0099996</text:p>
          </table:table-cell>
          <table:table-cell table:formula="of:=2.5 + SIN(2*PI()*60*[.B9])" office:value-type="float" office:value="1.91233675127867" calcext:value-type="float">
            <text:p>1.91233675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DEC2HEX([.A9])" office:value-type="string" office:string-value="5" calcext:value-type="string">
            <text:p>5</text:p>
          </table:table-cell>
          <table:table-cell table:formula="of:=[.H8]+[.H$1]" office:value-type="float" office:value="0.0099996" calcext:value-type="float">
            <text:p>0.0099996</text:p>
          </table:table-cell>
          <table:table-cell office:value-type="float" office:value="5.73701025383601" calcext:value-type="float">
            <text:p>5.7370102538</text:p>
          </table:table-cell>
        </table:table-row>
        <table:table-row table:style-name="ro1">
          <table:table-cell table:formula="of:=15*([.C10]/5)" office:value-type="float" office:value="4.90217515252639" calcext:value-type="float">
            <text:p>4.9021751525</text:p>
          </table:table-cell>
          <table:table-cell table:formula="of:=[.B9]+[.B$1]" office:value-type="float" office:value="0.0111106666666667" calcext:value-type="float">
            <text:p>0.0111106667</text:p>
          </table:table-cell>
          <table:table-cell table:formula="of:=2.5 + SIN(2*PI()*60*[.B10])" office:value-type="float" office:value="1.63405838417546" calcext:value-type="float">
            <text:p>1.634058384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DEC2HEX([.A10])" office:value-type="string" office:string-value="4" calcext:value-type="string">
            <text:p>4</text:p>
          </table:table-cell>
          <table:table-cell table:formula="of:=[.H9]+[.H$1]" office:value-type="float" office:value="0.0111106666666667" calcext:value-type="float">
            <text:p>0.0111106667</text:p>
          </table:table-cell>
          <table:table-cell office:value-type="float" office:value="4.90217515252639" calcext:value-type="float">
            <text:p>4.9021751525</text:p>
          </table:table-cell>
        </table:table-row>
        <table:table-row table:style-name="ro1">
          <table:table-cell table:formula="of:=15*([.C11]/5)" office:value-type="float" office:value="4.5164921604792" calcext:value-type="float">
            <text:p>4.5164921605</text:p>
          </table:table-cell>
          <table:table-cell table:formula="of:=[.B10]+[.B$1]" office:value-type="float" office:value="0.0122217333333333" calcext:value-type="float">
            <text:p>0.0122217333</text:p>
          </table:table-cell>
          <table:table-cell table:formula="of:=2.5 + SIN(2*PI()*60*[.B11])" office:value-type="float" office:value="1.5054973868264" calcext:value-type="float">
            <text:p>1.505497386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DEC2HEX([.A11])" office:value-type="string" office:string-value="4" calcext:value-type="string">
            <text:p>4</text:p>
          </table:table-cell>
          <table:table-cell table:formula="of:=[.H10]+[.H$1]" office:value-type="float" office:value="0.0122217333333333" calcext:value-type="float">
            <text:p>0.0122217333</text:p>
          </table:table-cell>
          <table:table-cell office:value-type="float" office:value="4.5164921604792" calcext:value-type="float">
            <text:p>4.5164921605</text:p>
          </table:table-cell>
        </table:table-row>
        <table:table-row table:style-name="ro1">
          <table:table-cell table:formula="of:=15*([.C12]/5)" office:value-type="float" office:value="4.64664411412705" calcext:value-type="float">
            <text:p>4.6466441141</text:p>
          </table:table-cell>
          <table:table-cell table:formula="of:=[.B11]+[.B$1]" office:value-type="float" office:value="0.0133328" calcext:value-type="float">
            <text:p>0.0133328</text:p>
          </table:table-cell>
          <table:table-cell table:formula="of:=2.5 + SIN(2*PI()*60*[.B12])" office:value-type="float" office:value="1.54888137137568" calcext:value-type="float">
            <text:p>1.54888137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DEC2HEX([.A12])" office:value-type="string" office:string-value="4" calcext:value-type="string">
            <text:p>4</text:p>
          </table:table-cell>
          <table:table-cell table:formula="of:=[.H11]+[.H$1]" office:value-type="float" office:value="0.0133328" calcext:value-type="float">
            <text:p>0.0133328</text:p>
          </table:table-cell>
          <table:table-cell office:value-type="float" office:value="4.64664411412705" calcext:value-type="float">
            <text:p>4.6466441141</text:p>
          </table:table-cell>
        </table:table-row>
        <table:table-row table:style-name="ro1">
          <table:table-cell table:formula="of:=15*([.C13]/5)" office:value-type="float" office:value="5.27012833221241" calcext:value-type="float">
            <text:p>5.2701283322</text:p>
          </table:table-cell>
          <table:table-cell table:formula="of:=[.B12]+[.B$1]" office:value-type="float" office:value="0.0144438666666667" calcext:value-type="float">
            <text:p>0.0144438667</text:p>
          </table:table-cell>
          <table:table-cell table:formula="of:=2.5 + SIN(2*PI()*60*[.B13])" office:value-type="float" office:value="1.75670944407081" calcext:value-type="float">
            <text:p>1.756709444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DEC2HEX([.A13])" office:value-type="string" office:string-value="5" calcext:value-type="string">
            <text:p>5</text:p>
          </table:table-cell>
          <table:table-cell table:formula="of:=[.H12]+[.H$1]" office:value-type="float" office:value="0.0144438666666667" calcext:value-type="float">
            <text:p>0.0144438667</text:p>
          </table:table-cell>
          <table:table-cell office:value-type="float" office:value="5.27012833221241" calcext:value-type="float">
            <text:p>5.2701283322</text:p>
          </table:table-cell>
        </table:table-row>
        <table:table-row table:style-name="ro1">
          <table:table-cell table:formula="of:=15*([.C14]/5)" office:value-type="float" office:value="6.27914722710455" calcext:value-type="float">
            <text:p>6.2791472271</text:p>
          </table:table-cell>
          <table:table-cell table:formula="of:=[.B13]+[.B$1]" office:value-type="float" office:value="0.0155549333333333" calcext:value-type="float">
            <text:p>0.0155549333</text:p>
          </table:table-cell>
          <table:table-cell table:formula="of:=2.5 + SIN(2*PI()*60*[.B14])" office:value-type="float" office:value="2.09304907570152" calcext:value-type="float">
            <text:p>2.093049075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DEC2HEX([.A14])" office:value-type="string" office:string-value="6" calcext:value-type="string">
            <text:p>6</text:p>
          </table:table-cell>
          <table:table-cell table:formula="of:=[.H13]+[.H$1]" office:value-type="float" office:value="0.0155549333333333" calcext:value-type="float">
            <text:p>0.0155549333</text:p>
          </table:table-cell>
          <table:table-cell office:value-type="float" office:value="6.27914722710455" calcext:value-type="float">
            <text:p>6.2791472271</text:p>
          </table:table-cell>
        </table:table-row>
        <table:table-row table:style-name="ro1">
          <table:table-cell table:formula="of:=15*([.C15]/5)" office:value-type="float" office:value="7.49924601777108" calcext:value-type="float">
            <text:p>7.4992460178</text:p>
          </table:table-cell>
          <table:table-cell table:formula="of:=[.B14]+[.B$1]" office:value-type="float" office:value="0.016666" calcext:value-type="float">
            <text:p>0.016666</text:p>
          </table:table-cell>
          <table:table-cell table:formula="of:=2.5 + SIN(2*PI()*60*[.B15])" office:value-type="float" office:value="2.49974867259036" calcext:value-type="float">
            <text:p>2.499748672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DEC2HEX([.A15])" office:value-type="string" office:string-value="7" calcext:value-type="string">
            <text:p>7</text:p>
          </table:table-cell>
          <table:table-cell table:formula="of:=[.H14]+[.H$1]" office:value-type="float" office:value="0.016666" calcext:value-type="float">
            <text:p>0.016666</text:p>
          </table:table-cell>
          <table:table-cell office:value-type="float" office:value="7.49924601777108" calcext:value-type="float">
            <text:p>7.4992460178</text:p>
          </table:table-cell>
        </table:table-row>
        <table:table-row table:style-name="ro1">
          <table:table-cell table:formula="of:=15*([.C16]/5)" office:value-type="float" office:value="7.5" calcext:value-type="float">
            <text:p>7.5</text:p>
          </table:table-cell>
          <table:table-cell/>
          <table:table-cell table:formula="of:=2.5 + SIN(2*PI()*60*[.B16])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HEX([.A1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7]/5)" office:value-type="float" office:value="7.5" calcext:value-type="float">
            <text:p>7.5</text:p>
          </table:table-cell>
          <table:table-cell/>
          <table:table-cell table:formula="of:=2.5 + SIN(2*PI()*60*[.B17])" office:value-type="float" office:value="2.5" calcext:value-type="float">
            <text:p>2.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DEC2HEX([.A1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8]/5)" office:value-type="float" office:value="7.5" calcext:value-type="float">
            <text:p>7.5</text:p>
          </table:table-cell>
          <table:table-cell/>
          <table:table-cell table:formula="of:=2.5 + SIN(2*PI()*60*[.B18])"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DEC2HEX([.A1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9]/5)" office:value-type="float" office:value="7.5" calcext:value-type="float">
            <text:p>7.5</text:p>
          </table:table-cell>
          <table:table-cell/>
          <table:table-cell table:formula="of:=2.5 + SIN(2*PI()*60*[.B19])" office:value-type="float" office:value="2.5" calcext:value-type="float">
            <text:p>2.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DEC2HEX([.A1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0]/5)" office:value-type="float" office:value="7.5" calcext:value-type="float">
            <text:p>7.5</text:p>
          </table:table-cell>
          <table:table-cell/>
          <table:table-cell table:formula="of:=2.5 + SIN(2*PI()*60*[.B20])"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DEC2HEX([.A2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1]/5)" office:value-type="float" office:value="7.5" calcext:value-type="float">
            <text:p>7.5</text:p>
          </table:table-cell>
          <table:table-cell/>
          <table:table-cell table:formula="of:=2.5 + SIN(2*PI()*60*[.B21])" office:value-type="float" office:value="2.5" calcext:value-type="float">
            <text:p>2.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DEC2HEX([.A2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2]/5)" office:value-type="float" office:value="7.5" calcext:value-type="float">
            <text:p>7.5</text:p>
          </table:table-cell>
          <table:table-cell/>
          <table:table-cell table:formula="of:=2.5 + SIN(2*PI()*60*[.B22])" office:value-type="float" office:value="2.5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DEC2HEX([.A2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3]/5)" office:value-type="float" office:value="7.5" calcext:value-type="float">
            <text:p>7.5</text:p>
          </table:table-cell>
          <table:table-cell/>
          <table:table-cell table:formula="of:=2.5 + SIN(2*PI()*60*[.B23])"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DEC2HEX([.A2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4]/5)" office:value-type="float" office:value="7.5" calcext:value-type="float">
            <text:p>7.5</text:p>
          </table:table-cell>
          <table:table-cell/>
          <table:table-cell table:formula="of:=2.5 + SIN(2*PI()*60*[.B24])"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DEC2HEX([.A2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5]/5)" office:value-type="float" office:value="7.5" calcext:value-type="float">
            <text:p>7.5</text:p>
          </table:table-cell>
          <table:table-cell/>
          <table:table-cell table:formula="of:=2.5 + SIN(2*PI()*60*[.B25])"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DEC2HEX([.A2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6]/5)" office:value-type="float" office:value="7.5" calcext:value-type="float">
            <text:p>7.5</text:p>
          </table:table-cell>
          <table:table-cell/>
          <table:table-cell table:formula="of:=2.5 + SIN(2*PI()*60*[.B26])" office:value-type="float" office:value="2.5" calcext:value-type="float">
            <text:p>2.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DEC2HEX([.A2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7]/5)" office:value-type="float" office:value="7.5" calcext:value-type="float">
            <text:p>7.5</text:p>
          </table:table-cell>
          <table:table-cell/>
          <table:table-cell table:formula="of:=2.5 + SIN(2*PI()*60*[.B27])" office:value-type="float" office:value="2.5" calcext:value-type="float">
            <text:p>2.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DEC2HEX([.A2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8]/5)" office:value-type="float" office:value="7.5" calcext:value-type="float">
            <text:p>7.5</text:p>
          </table:table-cell>
          <table:table-cell/>
          <table:table-cell table:formula="of:=2.5 + SIN(2*PI()*60*[.B28])" office:value-type="float" office:value="2.5" calcext:value-type="float">
            <text:p>2.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DEC2HEX([.A2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9]/5)" office:value-type="float" office:value="7.5" calcext:value-type="float">
            <text:p>7.5</text:p>
          </table:table-cell>
          <table:table-cell/>
          <table:table-cell table:formula="of:=2.5 + SIN(2*PI()*60*[.B29])" office:value-type="float" office:value="2.5" calcext:value-type="float">
            <text:p>2.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DEC2HEX([.A2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30]/5)" office:value-type="float" office:value="7.5" calcext:value-type="float">
            <text:p>7.5</text:p>
          </table:table-cell>
          <table:table-cell/>
          <table:table-cell table:formula="of:=2.5 + SIN(2*PI()*60*[.B30])"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DEC2HEX([.A3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31]/5)" office:value-type="float" office:value="7.5" calcext:value-type="float">
            <text:p>7.5</text:p>
          </table:table-cell>
          <table:table-cell/>
          <table:table-cell table:formula="of:=2.5 + SIN(2*PI()*60*[.B31])" office:value-type="float" office:value="2.5" calcext:value-type="float">
            <text:p>2.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DEC2HEX([.A3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32]/5)" office:value-type="float" office:value="7.5" calcext:value-type="float">
            <text:p>7.5</text:p>
          </table:table-cell>
          <table:table-cell/>
          <table:table-cell table:formula="of:=2.5 + SIN(2*PI()*60*[.B32])" office:value-type="float" office:value="2.5" calcext:value-type="float">
            <text:p>2.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DEC2HEX([.A3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33]/5)" office:value-type="float" office:value="7.5" calcext:value-type="float">
            <text:p>7.5</text:p>
          </table:table-cell>
          <table:table-cell/>
          <table:table-cell table:formula="of:=2.5 + SIN(2*PI()*60*[.B33])"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DEC2HEX([.A3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34]/5)" office:value-type="float" office:value="7.5" calcext:value-type="float">
            <text:p>7.5</text:p>
          </table:table-cell>
          <table:table-cell/>
          <table:table-cell table:formula="of:=2.5 + SIN(2*PI()*60*[.B34])"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DEC2HEX([.A3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35]/5)" office:value-type="float" office:value="7.5" calcext:value-type="float">
            <text:p>7.5</text:p>
          </table:table-cell>
          <table:table-cell/>
          <table:table-cell table:formula="of:=2.5 + SIN(2*PI()*60*[.B35])" office:value-type="float" office:value="2.5" calcext:value-type="float">
            <text:p>2.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DEC2HEX([.A3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36]/5)" office:value-type="float" office:value="7.5" calcext:value-type="float">
            <text:p>7.5</text:p>
          </table:table-cell>
          <table:table-cell/>
          <table:table-cell table:formula="of:=2.5 + SIN(2*PI()*60*[.B36])"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DEC2HEX([.A3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37]/5)" office:value-type="float" office:value="7.5" calcext:value-type="float">
            <text:p>7.5</text:p>
          </table:table-cell>
          <table:table-cell/>
          <table:table-cell table:formula="of:=2.5 + SIN(2*PI()*60*[.B37])"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DEC2HEX([.A3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38]/5)" office:value-type="float" office:value="7.5" calcext:value-type="float">
            <text:p>7.5</text:p>
          </table:table-cell>
          <table:table-cell/>
          <table:table-cell table:formula="of:=2.5 + SIN(2*PI()*60*[.B38])"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DEC2HEX([.A3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39]/5)" office:value-type="float" office:value="7.5" calcext:value-type="float">
            <text:p>7.5</text:p>
          </table:table-cell>
          <table:table-cell/>
          <table:table-cell table:formula="of:=2.5 + SIN(2*PI()*60*[.B39])"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DEC2HEX([.A3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40]/5)" office:value-type="float" office:value="7.5" calcext:value-type="float">
            <text:p>7.5</text:p>
          </table:table-cell>
          <table:table-cell/>
          <table:table-cell table:formula="of:=2.5 + SIN(2*PI()*60*[.B40])"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DEC2HEX([.A4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41]/5)" office:value-type="float" office:value="7.5" calcext:value-type="float">
            <text:p>7.5</text:p>
          </table:table-cell>
          <table:table-cell/>
          <table:table-cell table:formula="of:=2.5 + SIN(2*PI()*60*[.B41])" office:value-type="float" office:value="2.5" calcext:value-type="float">
            <text:p>2.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DEC2HEX([.A4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42]/5)" office:value-type="float" office:value="7.5" calcext:value-type="float">
            <text:p>7.5</text:p>
          </table:table-cell>
          <table:table-cell/>
          <table:table-cell table:formula="of:=2.5 + SIN(2*PI()*60*[.B42])" office:value-type="float" office:value="2.5" calcext:value-type="float">
            <text:p>2.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DEC2HEX([.A4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43]/5)" office:value-type="float" office:value="7.5" calcext:value-type="float">
            <text:p>7.5</text:p>
          </table:table-cell>
          <table:table-cell/>
          <table:table-cell table:formula="of:=2.5 + SIN(2*PI()*60*[.B43])" office:value-type="float" office:value="2.5" calcext:value-type="float">
            <text:p>2.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DEC2HEX([.A4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44]/5)" office:value-type="float" office:value="7.5" calcext:value-type="float">
            <text:p>7.5</text:p>
          </table:table-cell>
          <table:table-cell/>
          <table:table-cell table:formula="of:=2.5 + SIN(2*PI()*60*[.B44])" office:value-type="float" office:value="2.5" calcext:value-type="float">
            <text:p>2.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DEC2HEX([.A4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45]/5)" office:value-type="float" office:value="7.5" calcext:value-type="float">
            <text:p>7.5</text:p>
          </table:table-cell>
          <table:table-cell/>
          <table:table-cell table:formula="of:=2.5 + SIN(2*PI()*60*[.B45])" office:value-type="float" office:value="2.5" calcext:value-type="float">
            <text:p>2.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DEC2HEX([.A4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46]/5)" office:value-type="float" office:value="7.5" calcext:value-type="float">
            <text:p>7.5</text:p>
          </table:table-cell>
          <table:table-cell/>
          <table:table-cell table:formula="of:=2.5 + SIN(2*PI()*60*[.B46])" office:value-type="float" office:value="2.5" calcext:value-type="float">
            <text:p>2.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DEC2HEX([.A4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47]/5)" office:value-type="float" office:value="7.5" calcext:value-type="float">
            <text:p>7.5</text:p>
          </table:table-cell>
          <table:table-cell/>
          <table:table-cell table:formula="of:=2.5 + SIN(2*PI()*60*[.B47])" office:value-type="float" office:value="2.5" calcext:value-type="float">
            <text:p>2.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DEC2HEX([.A4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48]/5)" office:value-type="float" office:value="7.5" calcext:value-type="float">
            <text:p>7.5</text:p>
          </table:table-cell>
          <table:table-cell/>
          <table:table-cell table:formula="of:=2.5 + SIN(2*PI()*60*[.B48])"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DEC2HEX([.A4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49]/5)" office:value-type="float" office:value="7.5" calcext:value-type="float">
            <text:p>7.5</text:p>
          </table:table-cell>
          <table:table-cell/>
          <table:table-cell table:formula="of:=2.5 + SIN(2*PI()*60*[.B49])" office:value-type="float" office:value="2.5" calcext:value-type="float">
            <text:p>2.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DEC2HEX([.A4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50]/5)" office:value-type="float" office:value="7.5" calcext:value-type="float">
            <text:p>7.5</text:p>
          </table:table-cell>
          <table:table-cell/>
          <table:table-cell table:formula="of:=2.5 + SIN(2*PI()*60*[.B50])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DEC2HEX([.A5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51]/5)" office:value-type="float" office:value="7.5" calcext:value-type="float">
            <text:p>7.5</text:p>
          </table:table-cell>
          <table:table-cell/>
          <table:table-cell table:formula="of:=2.5 + SIN(2*PI()*60*[.B51])" office:value-type="float" office:value="2.5" calcext:value-type="float">
            <text:p>2.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DEC2HEX([.A5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52]/5)" office:value-type="float" office:value="7.5" calcext:value-type="float">
            <text:p>7.5</text:p>
          </table:table-cell>
          <table:table-cell/>
          <table:table-cell table:formula="of:=2.5 + SIN(2*PI()*60*[.B52])"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DEC2HEX([.A5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53]/5)" office:value-type="float" office:value="7.5" calcext:value-type="float">
            <text:p>7.5</text:p>
          </table:table-cell>
          <table:table-cell/>
          <table:table-cell table:formula="of:=2.5 + SIN(2*PI()*60*[.B53])" office:value-type="float" office:value="2.5" calcext:value-type="float">
            <text:p>2.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DEC2HEX([.A5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54]/5)" office:value-type="float" office:value="7.5" calcext:value-type="float">
            <text:p>7.5</text:p>
          </table:table-cell>
          <table:table-cell/>
          <table:table-cell table:formula="of:=2.5 + SIN(2*PI()*60*[.B54])" office:value-type="float" office:value="2.5" calcext:value-type="float">
            <text:p>2.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DEC2HEX([.A5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55]/5)" office:value-type="float" office:value="7.5" calcext:value-type="float">
            <text:p>7.5</text:p>
          </table:table-cell>
          <table:table-cell/>
          <table:table-cell table:formula="of:=2.5 + SIN(2*PI()*60*[.B55])" office:value-type="float" office:value="2.5" calcext:value-type="float">
            <text:p>2.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DEC2HEX([.A5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56]/5)" office:value-type="float" office:value="7.5" calcext:value-type="float">
            <text:p>7.5</text:p>
          </table:table-cell>
          <table:table-cell/>
          <table:table-cell table:formula="of:=2.5 + SIN(2*PI()*60*[.B56])" office:value-type="float" office:value="2.5" calcext:value-type="float">
            <text:p>2.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DEC2HEX([.A5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57]/5)" office:value-type="float" office:value="7.5" calcext:value-type="float">
            <text:p>7.5</text:p>
          </table:table-cell>
          <table:table-cell/>
          <table:table-cell table:formula="of:=2.5 + SIN(2*PI()*60*[.B57])" office:value-type="float" office:value="2.5" calcext:value-type="float">
            <text:p>2.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DEC2HEX([.A5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58]/5)" office:value-type="float" office:value="7.5" calcext:value-type="float">
            <text:p>7.5</text:p>
          </table:table-cell>
          <table:table-cell/>
          <table:table-cell table:formula="of:=2.5 + SIN(2*PI()*60*[.B58])" office:value-type="float" office:value="2.5" calcext:value-type="float">
            <text:p>2.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DEC2HEX([.A5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59]/5)" office:value-type="float" office:value="7.5" calcext:value-type="float">
            <text:p>7.5</text:p>
          </table:table-cell>
          <table:table-cell/>
          <table:table-cell table:formula="of:=2.5 + SIN(2*PI()*60*[.B59])" office:value-type="float" office:value="2.5" calcext:value-type="float">
            <text:p>2.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DEC2HEX([.A5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60]/5)" office:value-type="float" office:value="7.5" calcext:value-type="float">
            <text:p>7.5</text:p>
          </table:table-cell>
          <table:table-cell/>
          <table:table-cell table:formula="of:=2.5 + SIN(2*PI()*60*[.B60])"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DEC2HEX([.A6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61]/5)" office:value-type="float" office:value="7.5" calcext:value-type="float">
            <text:p>7.5</text:p>
          </table:table-cell>
          <table:table-cell/>
          <table:table-cell table:formula="of:=2.5 + SIN(2*PI()*60*[.B61])" office:value-type="float" office:value="2.5" calcext:value-type="float">
            <text:p>2.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DEC2HEX([.A6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62]/5)" office:value-type="float" office:value="7.5" calcext:value-type="float">
            <text:p>7.5</text:p>
          </table:table-cell>
          <table:table-cell/>
          <table:table-cell table:formula="of:=2.5 + SIN(2*PI()*60*[.B62])" office:value-type="float" office:value="2.5" calcext:value-type="float">
            <text:p>2.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DEC2HEX([.A6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63]/5)" office:value-type="float" office:value="7.5" calcext:value-type="float">
            <text:p>7.5</text:p>
          </table:table-cell>
          <table:table-cell/>
          <table:table-cell table:formula="of:=2.5 + SIN(2*PI()*60*[.B63])" office:value-type="float" office:value="2.5" calcext:value-type="float">
            <text:p>2.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DEC2HEX([.A6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64]/5)" office:value-type="float" office:value="7.5" calcext:value-type="float">
            <text:p>7.5</text:p>
          </table:table-cell>
          <table:table-cell/>
          <table:table-cell table:formula="of:=2.5 + SIN(2*PI()*60*[.B64])" office:value-type="float" office:value="2.5" calcext:value-type="float">
            <text:p>2.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DEC2HEX([.A6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65]/5)" office:value-type="float" office:value="7.5" calcext:value-type="float">
            <text:p>7.5</text:p>
          </table:table-cell>
          <table:table-cell/>
          <table:table-cell table:formula="of:=2.5 + SIN(2*PI()*60*[.B65])" office:value-type="float" office:value="2.5" calcext:value-type="float">
            <text:p>2.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DEC2HEX([.A6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66]/5)" office:value-type="float" office:value="7.5" calcext:value-type="float">
            <text:p>7.5</text:p>
          </table:table-cell>
          <table:table-cell/>
          <table:table-cell table:formula="of:=2.5 + SIN(2*PI()*60*[.B66])" office:value-type="float" office:value="2.5" calcext:value-type="float">
            <text:p>2.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DEC2HEX([.A6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67]/5)" office:value-type="float" office:value="7.5" calcext:value-type="float">
            <text:p>7.5</text:p>
          </table:table-cell>
          <table:table-cell/>
          <table:table-cell table:formula="of:=2.5 + SIN(2*PI()*60*[.B67])" office:value-type="float" office:value="2.5" calcext:value-type="float">
            <text:p>2.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DEC2HEX([.A6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68]/5)" office:value-type="float" office:value="7.5" calcext:value-type="float">
            <text:p>7.5</text:p>
          </table:table-cell>
          <table:table-cell/>
          <table:table-cell table:formula="of:=2.5 + SIN(2*PI()*60*[.B68])" office:value-type="float" office:value="2.5" calcext:value-type="float">
            <text:p>2.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DEC2HEX([.A6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69]/5)" office:value-type="float" office:value="7.5" calcext:value-type="float">
            <text:p>7.5</text:p>
          </table:table-cell>
          <table:table-cell/>
          <table:table-cell table:formula="of:=2.5 + SIN(2*PI()*60*[.B69])" office:value-type="float" office:value="2.5" calcext:value-type="float">
            <text:p>2.5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DEC2HEX([.A6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70]/5)" office:value-type="float" office:value="7.5" calcext:value-type="float">
            <text:p>7.5</text:p>
          </table:table-cell>
          <table:table-cell/>
          <table:table-cell table:formula="of:=2.5 + SIN(2*PI()*60*[.B70])" office:value-type="float" office:value="2.5" calcext:value-type="float">
            <text:p>2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DEC2HEX([.A7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71]/5)" office:value-type="float" office:value="7.5" calcext:value-type="float">
            <text:p>7.5</text:p>
          </table:table-cell>
          <table:table-cell/>
          <table:table-cell table:formula="of:=2.5 + SIN(2*PI()*60*[.B71])" office:value-type="float" office:value="2.5" calcext:value-type="float">
            <text:p>2.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DEC2HEX([.A7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72]/5)" office:value-type="float" office:value="7.5" calcext:value-type="float">
            <text:p>7.5</text:p>
          </table:table-cell>
          <table:table-cell/>
          <table:table-cell table:formula="of:=2.5 + SIN(2*PI()*60*[.B72])"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DEC2HEX([.A7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73]/5)" office:value-type="float" office:value="7.5" calcext:value-type="float">
            <text:p>7.5</text:p>
          </table:table-cell>
          <table:table-cell/>
          <table:table-cell table:formula="of:=2.5 + SIN(2*PI()*60*[.B73])" office:value-type="float" office:value="2.5" calcext:value-type="float">
            <text:p>2.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DEC2HEX([.A7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74]/5)" office:value-type="float" office:value="7.5" calcext:value-type="float">
            <text:p>7.5</text:p>
          </table:table-cell>
          <table:table-cell/>
          <table:table-cell table:formula="of:=2.5 + SIN(2*PI()*60*[.B74])" office:value-type="float" office:value="2.5" calcext:value-type="float">
            <text:p>2.5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DEC2HEX([.A7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75]/5)" office:value-type="float" office:value="7.5" calcext:value-type="float">
            <text:p>7.5</text:p>
          </table:table-cell>
          <table:table-cell/>
          <table:table-cell table:formula="of:=2.5 + SIN(2*PI()*60*[.B75])" office:value-type="float" office:value="2.5" calcext:value-type="float">
            <text:p>2.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DEC2HEX([.A7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76]/5)" office:value-type="float" office:value="7.5" calcext:value-type="float">
            <text:p>7.5</text:p>
          </table:table-cell>
          <table:table-cell/>
          <table:table-cell table:formula="of:=2.5 + SIN(2*PI()*60*[.B76])" office:value-type="float" office:value="2.5" calcext:value-type="float">
            <text:p>2.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DEC2HEX([.A7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77]/5)" office:value-type="float" office:value="7.5" calcext:value-type="float">
            <text:p>7.5</text:p>
          </table:table-cell>
          <table:table-cell/>
          <table:table-cell table:formula="of:=2.5 + SIN(2*PI()*60*[.B77])" office:value-type="float" office:value="2.5" calcext:value-type="float">
            <text:p>2.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DEC2HEX([.A7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78]/5)" office:value-type="float" office:value="7.5" calcext:value-type="float">
            <text:p>7.5</text:p>
          </table:table-cell>
          <table:table-cell/>
          <table:table-cell table:formula="of:=2.5 + SIN(2*PI()*60*[.B78])" office:value-type="float" office:value="2.5" calcext:value-type="float">
            <text:p>2.5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DEC2HEX([.A7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79]/5)" office:value-type="float" office:value="7.5" calcext:value-type="float">
            <text:p>7.5</text:p>
          </table:table-cell>
          <table:table-cell/>
          <table:table-cell table:formula="of:=2.5 + SIN(2*PI()*60*[.B79])" office:value-type="float" office:value="2.5" calcext:value-type="float">
            <text:p>2.5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DEC2HEX([.A7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80]/5)" office:value-type="float" office:value="7.5" calcext:value-type="float">
            <text:p>7.5</text:p>
          </table:table-cell>
          <table:table-cell/>
          <table:table-cell table:formula="of:=2.5 + SIN(2*PI()*60*[.B80])"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DEC2HEX([.A8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81]/5)" office:value-type="float" office:value="7.5" calcext:value-type="float">
            <text:p>7.5</text:p>
          </table:table-cell>
          <table:table-cell/>
          <table:table-cell table:formula="of:=2.5 + SIN(2*PI()*60*[.B81])" office:value-type="float" office:value="2.5" calcext:value-type="float">
            <text:p>2.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DEC2HEX([.A8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82]/5)" office:value-type="float" office:value="7.5" calcext:value-type="float">
            <text:p>7.5</text:p>
          </table:table-cell>
          <table:table-cell/>
          <table:table-cell table:formula="of:=2.5 + SIN(2*PI()*60*[.B82])" office:value-type="float" office:value="2.5" calcext:value-type="float">
            <text:p>2.5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DEC2HEX([.A8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83]/5)" office:value-type="float" office:value="7.5" calcext:value-type="float">
            <text:p>7.5</text:p>
          </table:table-cell>
          <table:table-cell/>
          <table:table-cell table:formula="of:=2.5 + SIN(2*PI()*60*[.B83])" office:value-type="float" office:value="2.5" calcext:value-type="float">
            <text:p>2.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DEC2HEX([.A8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84]/5)" office:value-type="float" office:value="7.5" calcext:value-type="float">
            <text:p>7.5</text:p>
          </table:table-cell>
          <table:table-cell/>
          <table:table-cell table:formula="of:=2.5 + SIN(2*PI()*60*[.B84])" office:value-type="float" office:value="2.5" calcext:value-type="float">
            <text:p>2.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DEC2HEX([.A8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85]/5)" office:value-type="float" office:value="7.5" calcext:value-type="float">
            <text:p>7.5</text:p>
          </table:table-cell>
          <table:table-cell/>
          <table:table-cell table:formula="of:=2.5 + SIN(2*PI()*60*[.B85])" office:value-type="float" office:value="2.5" calcext:value-type="float">
            <text:p>2.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DEC2HEX([.A8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86]/5)" office:value-type="float" office:value="7.5" calcext:value-type="float">
            <text:p>7.5</text:p>
          </table:table-cell>
          <table:table-cell/>
          <table:table-cell table:formula="of:=2.5 + SIN(2*PI()*60*[.B86])" office:value-type="float" office:value="2.5" calcext:value-type="float">
            <text:p>2.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DEC2HEX([.A8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87]/5)" office:value-type="float" office:value="7.5" calcext:value-type="float">
            <text:p>7.5</text:p>
          </table:table-cell>
          <table:table-cell/>
          <table:table-cell table:formula="of:=2.5 + SIN(2*PI()*60*[.B87])" office:value-type="float" office:value="2.5" calcext:value-type="float">
            <text:p>2.5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formula="of:=DEC2HEX([.A8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88]/5)" office:value-type="float" office:value="7.5" calcext:value-type="float">
            <text:p>7.5</text:p>
          </table:table-cell>
          <table:table-cell/>
          <table:table-cell table:formula="of:=2.5 + SIN(2*PI()*60*[.B88])" office:value-type="float" office:value="2.5" calcext:value-type="float">
            <text:p>2.5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DEC2HEX([.A8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89]/5)" office:value-type="float" office:value="7.5" calcext:value-type="float">
            <text:p>7.5</text:p>
          </table:table-cell>
          <table:table-cell/>
          <table:table-cell table:formula="of:=2.5 + SIN(2*PI()*60*[.B89])" office:value-type="float" office:value="2.5" calcext:value-type="float">
            <text:p>2.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DEC2HEX([.A8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90]/5)" office:value-type="float" office:value="7.5" calcext:value-type="float">
            <text:p>7.5</text:p>
          </table:table-cell>
          <table:table-cell/>
          <table:table-cell table:formula="of:=2.5 + SIN(2*PI()*60*[.B90])" office:value-type="float" office:value="2.5" calcext:value-type="float">
            <text:p>2.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DEC2HEX([.A9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91]/5)" office:value-type="float" office:value="7.5" calcext:value-type="float">
            <text:p>7.5</text:p>
          </table:table-cell>
          <table:table-cell/>
          <table:table-cell table:formula="of:=2.5 + SIN(2*PI()*60*[.B91])" office:value-type="float" office:value="2.5" calcext:value-type="float">
            <text:p>2.5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DEC2HEX([.A9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92]/5)" office:value-type="float" office:value="7.5" calcext:value-type="float">
            <text:p>7.5</text:p>
          </table:table-cell>
          <table:table-cell/>
          <table:table-cell table:formula="of:=2.5 + SIN(2*PI()*60*[.B92])" office:value-type="float" office:value="2.5" calcext:value-type="float">
            <text:p>2.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DEC2HEX([.A9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93]/5)" office:value-type="float" office:value="7.5" calcext:value-type="float">
            <text:p>7.5</text:p>
          </table:table-cell>
          <table:table-cell/>
          <table:table-cell table:formula="of:=2.5 + SIN(2*PI()*60*[.B93])" office:value-type="float" office:value="2.5" calcext:value-type="float">
            <text:p>2.5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DEC2HEX([.A9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94]/5)" office:value-type="float" office:value="7.5" calcext:value-type="float">
            <text:p>7.5</text:p>
          </table:table-cell>
          <table:table-cell/>
          <table:table-cell table:formula="of:=2.5 + SIN(2*PI()*60*[.B94])" office:value-type="float" office:value="2.5" calcext:value-type="float">
            <text:p>2.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DEC2HEX([.A9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95]/5)" office:value-type="float" office:value="7.5" calcext:value-type="float">
            <text:p>7.5</text:p>
          </table:table-cell>
          <table:table-cell/>
          <table:table-cell table:formula="of:=2.5 + SIN(2*PI()*60*[.B95])" office:value-type="float" office:value="2.5" calcext:value-type="float">
            <text:p>2.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DEC2HEX([.A9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96]/5)" office:value-type="float" office:value="7.5" calcext:value-type="float">
            <text:p>7.5</text:p>
          </table:table-cell>
          <table:table-cell/>
          <table:table-cell table:formula="of:=2.5 + SIN(2*PI()*60*[.B96])" office:value-type="float" office:value="2.5" calcext:value-type="float">
            <text:p>2.5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DEC2HEX([.A9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97]/5)" office:value-type="float" office:value="7.5" calcext:value-type="float">
            <text:p>7.5</text:p>
          </table:table-cell>
          <table:table-cell/>
          <table:table-cell table:formula="of:=2.5 + SIN(2*PI()*60*[.B97])" office:value-type="float" office:value="2.5" calcext:value-type="float">
            <text:p>2.5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DEC2HEX([.A9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98]/5)" office:value-type="float" office:value="7.5" calcext:value-type="float">
            <text:p>7.5</text:p>
          </table:table-cell>
          <table:table-cell/>
          <table:table-cell table:formula="of:=2.5 + SIN(2*PI()*60*[.B98])" office:value-type="float" office:value="2.5" calcext:value-type="float">
            <text:p>2.5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DEC2HEX([.A9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99]/5)" office:value-type="float" office:value="7.5" calcext:value-type="float">
            <text:p>7.5</text:p>
          </table:table-cell>
          <table:table-cell/>
          <table:table-cell table:formula="of:=2.5 + SIN(2*PI()*60*[.B99])" office:value-type="float" office:value="2.5" calcext:value-type="float">
            <text:p>2.5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formula="of:=DEC2HEX([.A9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00]/5)" office:value-type="float" office:value="7.5" calcext:value-type="float">
            <text:p>7.5</text:p>
          </table:table-cell>
          <table:table-cell/>
          <table:table-cell table:formula="of:=2.5 + SIN(2*PI()*60*[.B100])"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DEC2HEX([.A10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01]/5)" office:value-type="float" office:value="7.5" calcext:value-type="float">
            <text:p>7.5</text:p>
          </table:table-cell>
          <table:table-cell/>
          <table:table-cell table:formula="of:=2.5 + SIN(2*PI()*60*[.B101])" office:value-type="float" office:value="2.5" calcext:value-type="float">
            <text:p>2.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formula="of:=DEC2HEX([.A10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02]/5)" office:value-type="float" office:value="7.5" calcext:value-type="float">
            <text:p>7.5</text:p>
          </table:table-cell>
          <table:table-cell/>
          <table:table-cell table:formula="of:=2.5 + SIN(2*PI()*60*[.B102])" office:value-type="float" office:value="2.5" calcext:value-type="float">
            <text:p>2.5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formula="of:=DEC2HEX([.A10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03]/5)" office:value-type="float" office:value="7.5" calcext:value-type="float">
            <text:p>7.5</text:p>
          </table:table-cell>
          <table:table-cell/>
          <table:table-cell table:formula="of:=2.5 + SIN(2*PI()*60*[.B103])" office:value-type="float" office:value="2.5" calcext:value-type="float">
            <text:p>2.5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DEC2HEX([.A10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04]/5)" office:value-type="float" office:value="7.5" calcext:value-type="float">
            <text:p>7.5</text:p>
          </table:table-cell>
          <table:table-cell/>
          <table:table-cell table:formula="of:=2.5 + SIN(2*PI()*60*[.B104])" office:value-type="float" office:value="2.5" calcext:value-type="float">
            <text:p>2.5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formula="of:=DEC2HEX([.A10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05]/5)" office:value-type="float" office:value="7.5" calcext:value-type="float">
            <text:p>7.5</text:p>
          </table:table-cell>
          <table:table-cell/>
          <table:table-cell table:formula="of:=2.5 + SIN(2*PI()*60*[.B105])" office:value-type="float" office:value="2.5" calcext:value-type="float">
            <text:p>2.5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formula="of:=DEC2HEX([.A10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06]/5)" office:value-type="float" office:value="7.5" calcext:value-type="float">
            <text:p>7.5</text:p>
          </table:table-cell>
          <table:table-cell/>
          <table:table-cell table:formula="of:=2.5 + SIN(2*PI()*60*[.B106])" office:value-type="float" office:value="2.5" calcext:value-type="float">
            <text:p>2.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DEC2HEX([.A10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07]/5)" office:value-type="float" office:value="7.5" calcext:value-type="float">
            <text:p>7.5</text:p>
          </table:table-cell>
          <table:table-cell/>
          <table:table-cell table:formula="of:=2.5 + SIN(2*PI()*60*[.B107])" office:value-type="float" office:value="2.5" calcext:value-type="float">
            <text:p>2.5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formula="of:=DEC2HEX([.A10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08]/5)" office:value-type="float" office:value="7.5" calcext:value-type="float">
            <text:p>7.5</text:p>
          </table:table-cell>
          <table:table-cell/>
          <table:table-cell table:formula="of:=2.5 + SIN(2*PI()*60*[.B108])" office:value-type="float" office:value="2.5" calcext:value-type="float">
            <text:p>2.5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DEC2HEX([.A10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09]/5)" office:value-type="float" office:value="7.5" calcext:value-type="float">
            <text:p>7.5</text:p>
          </table:table-cell>
          <table:table-cell/>
          <table:table-cell table:formula="of:=2.5 + SIN(2*PI()*60*[.B109])" office:value-type="float" office:value="2.5" calcext:value-type="float">
            <text:p>2.5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DEC2HEX([.A10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10]/5)" office:value-type="float" office:value="7.5" calcext:value-type="float">
            <text:p>7.5</text:p>
          </table:table-cell>
          <table:table-cell/>
          <table:table-cell table:formula="of:=2.5 + SIN(2*PI()*60*[.B110])" office:value-type="float" office:value="2.5" calcext:value-type="float">
            <text:p>2.5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DEC2HEX([.A11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11]/5)" office:value-type="float" office:value="7.5" calcext:value-type="float">
            <text:p>7.5</text:p>
          </table:table-cell>
          <table:table-cell/>
          <table:table-cell table:formula="of:=2.5 + SIN(2*PI()*60*[.B111])" office:value-type="float" office:value="2.5" calcext:value-type="float">
            <text:p>2.5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formula="of:=DEC2HEX([.A11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12]/5)" office:value-type="float" office:value="7.5" calcext:value-type="float">
            <text:p>7.5</text:p>
          </table:table-cell>
          <table:table-cell/>
          <table:table-cell table:formula="of:=2.5 + SIN(2*PI()*60*[.B112])" office:value-type="float" office:value="2.5" calcext:value-type="float">
            <text:p>2.5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DEC2HEX([.A11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13]/5)" office:value-type="float" office:value="7.5" calcext:value-type="float">
            <text:p>7.5</text:p>
          </table:table-cell>
          <table:table-cell/>
          <table:table-cell table:formula="of:=2.5 + SIN(2*PI()*60*[.B113])" office:value-type="float" office:value="2.5" calcext:value-type="float">
            <text:p>2.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formula="of:=DEC2HEX([.A11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14]/5)" office:value-type="float" office:value="7.5" calcext:value-type="float">
            <text:p>7.5</text:p>
          </table:table-cell>
          <table:table-cell/>
          <table:table-cell table:formula="of:=2.5 + SIN(2*PI()*60*[.B114])" office:value-type="float" office:value="2.5" calcext:value-type="float">
            <text:p>2.5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formula="of:=DEC2HEX([.A11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15]/5)" office:value-type="float" office:value="7.5" calcext:value-type="float">
            <text:p>7.5</text:p>
          </table:table-cell>
          <table:table-cell/>
          <table:table-cell table:formula="of:=2.5 + SIN(2*PI()*60*[.B115])" office:value-type="float" office:value="2.5" calcext:value-type="float">
            <text:p>2.5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DEC2HEX([.A11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16]/5)" office:value-type="float" office:value="7.5" calcext:value-type="float">
            <text:p>7.5</text:p>
          </table:table-cell>
          <table:table-cell/>
          <table:table-cell table:formula="of:=2.5 + SIN(2*PI()*60*[.B116])" office:value-type="float" office:value="2.5" calcext:value-type="float">
            <text:p>2.5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DEC2HEX([.A11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17]/5)" office:value-type="float" office:value="7.5" calcext:value-type="float">
            <text:p>7.5</text:p>
          </table:table-cell>
          <table:table-cell/>
          <table:table-cell table:formula="of:=2.5 + SIN(2*PI()*60*[.B117])" office:value-type="float" office:value="2.5" calcext:value-type="float">
            <text:p>2.5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DEC2HEX([.A11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18]/5)" office:value-type="float" office:value="7.5" calcext:value-type="float">
            <text:p>7.5</text:p>
          </table:table-cell>
          <table:table-cell/>
          <table:table-cell table:formula="of:=2.5 + SIN(2*PI()*60*[.B118])" office:value-type="float" office:value="2.5" calcext:value-type="float">
            <text:p>2.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DEC2HEX([.A11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19]/5)" office:value-type="float" office:value="7.5" calcext:value-type="float">
            <text:p>7.5</text:p>
          </table:table-cell>
          <table:table-cell/>
          <table:table-cell table:formula="of:=2.5 + SIN(2*PI()*60*[.B119])" office:value-type="float" office:value="2.5" calcext:value-type="float">
            <text:p>2.5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DEC2HEX([.A11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20]/5)" office:value-type="float" office:value="7.5" calcext:value-type="float">
            <text:p>7.5</text:p>
          </table:table-cell>
          <table:table-cell/>
          <table:table-cell table:formula="of:=2.5 + SIN(2*PI()*60*[.B120])" office:value-type="float" office:value="2.5" calcext:value-type="float">
            <text:p>2.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DEC2HEX([.A12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21]/5)" office:value-type="float" office:value="7.5" calcext:value-type="float">
            <text:p>7.5</text:p>
          </table:table-cell>
          <table:table-cell/>
          <table:table-cell table:formula="of:=2.5 + SIN(2*PI()*60*[.B121])" office:value-type="float" office:value="2.5" calcext:value-type="float">
            <text:p>2.5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formula="of:=DEC2HEX([.A12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22]/5)" office:value-type="float" office:value="7.5" calcext:value-type="float">
            <text:p>7.5</text:p>
          </table:table-cell>
          <table:table-cell/>
          <table:table-cell table:formula="of:=2.5 + SIN(2*PI()*60*[.B122])" office:value-type="float" office:value="2.5" calcext:value-type="float">
            <text:p>2.5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DEC2HEX([.A12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23]/5)" office:value-type="float" office:value="7.5" calcext:value-type="float">
            <text:p>7.5</text:p>
          </table:table-cell>
          <table:table-cell/>
          <table:table-cell table:formula="of:=2.5 + SIN(2*PI()*60*[.B123])" office:value-type="float" office:value="2.5" calcext:value-type="float">
            <text:p>2.5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formula="of:=DEC2HEX([.A12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24]/5)" office:value-type="float" office:value="7.5" calcext:value-type="float">
            <text:p>7.5</text:p>
          </table:table-cell>
          <table:table-cell/>
          <table:table-cell table:formula="of:=2.5 + SIN(2*PI()*60*[.B124])" office:value-type="float" office:value="2.5" calcext:value-type="float">
            <text:p>2.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DEC2HEX([.A12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25]/5)" office:value-type="float" office:value="7.5" calcext:value-type="float">
            <text:p>7.5</text:p>
          </table:table-cell>
          <table:table-cell/>
          <table:table-cell table:formula="of:=2.5 + SIN(2*PI()*60*[.B125])" office:value-type="float" office:value="2.5" calcext:value-type="float">
            <text:p>2.5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DEC2HEX([.A12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26]/5)" office:value-type="float" office:value="7.5" calcext:value-type="float">
            <text:p>7.5</text:p>
          </table:table-cell>
          <table:table-cell/>
          <table:table-cell table:formula="of:=2.5 + SIN(2*PI()*60*[.B126])" office:value-type="float" office:value="2.5" calcext:value-type="float">
            <text:p>2.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DEC2HEX([.A12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27]/5)" office:value-type="float" office:value="7.5" calcext:value-type="float">
            <text:p>7.5</text:p>
          </table:table-cell>
          <table:table-cell/>
          <table:table-cell table:formula="of:=2.5 + SIN(2*PI()*60*[.B127])" office:value-type="float" office:value="2.5" calcext:value-type="float">
            <text:p>2.5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DEC2HEX([.A12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28]/5)" office:value-type="float" office:value="7.5" calcext:value-type="float">
            <text:p>7.5</text:p>
          </table:table-cell>
          <table:table-cell/>
          <table:table-cell table:formula="of:=2.5 + SIN(2*PI()*60*[.B128])" office:value-type="float" office:value="2.5" calcext:value-type="float">
            <text:p>2.5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DEC2HEX([.A12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29]/5)" office:value-type="float" office:value="7.5" calcext:value-type="float">
            <text:p>7.5</text:p>
          </table:table-cell>
          <table:table-cell/>
          <table:table-cell table:formula="of:=2.5 + SIN(2*PI()*60*[.B129])" office:value-type="float" office:value="2.5" calcext:value-type="float">
            <text:p>2.5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DEC2HEX([.A12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30]/5)" office:value-type="float" office:value="7.5" calcext:value-type="float">
            <text:p>7.5</text:p>
          </table:table-cell>
          <table:table-cell/>
          <table:table-cell table:formula="of:=2.5 + SIN(2*PI()*60*[.B130])" office:value-type="float" office:value="2.5" calcext:value-type="float">
            <text:p>2.5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DEC2HEX([.A13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31]/5)" office:value-type="float" office:value="7.5" calcext:value-type="float">
            <text:p>7.5</text:p>
          </table:table-cell>
          <table:table-cell/>
          <table:table-cell table:formula="of:=2.5 + SIN(2*PI()*60*[.B131])" office:value-type="float" office:value="2.5" calcext:value-type="float">
            <text:p>2.5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DEC2HEX([.A13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32]/5)" office:value-type="float" office:value="7.5" calcext:value-type="float">
            <text:p>7.5</text:p>
          </table:table-cell>
          <table:table-cell/>
          <table:table-cell table:formula="of:=2.5 + SIN(2*PI()*60*[.B132])" office:value-type="float" office:value="2.5" calcext:value-type="float">
            <text:p>2.5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DEC2HEX([.A13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33]/5)" office:value-type="float" office:value="7.5" calcext:value-type="float">
            <text:p>7.5</text:p>
          </table:table-cell>
          <table:table-cell/>
          <table:table-cell table:formula="of:=2.5 + SIN(2*PI()*60*[.B133])" office:value-type="float" office:value="2.5" calcext:value-type="float">
            <text:p>2.5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formula="of:=DEC2HEX([.A13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34]/5)" office:value-type="float" office:value="7.5" calcext:value-type="float">
            <text:p>7.5</text:p>
          </table:table-cell>
          <table:table-cell/>
          <table:table-cell table:formula="of:=2.5 + SIN(2*PI()*60*[.B134])" office:value-type="float" office:value="2.5" calcext:value-type="float">
            <text:p>2.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DEC2HEX([.A13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35]/5)" office:value-type="float" office:value="7.5" calcext:value-type="float">
            <text:p>7.5</text:p>
          </table:table-cell>
          <table:table-cell/>
          <table:table-cell table:formula="of:=2.5 + SIN(2*PI()*60*[.B135])" office:value-type="float" office:value="2.5" calcext:value-type="float">
            <text:p>2.5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formula="of:=DEC2HEX([.A13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36]/5)" office:value-type="float" office:value="7.5" calcext:value-type="float">
            <text:p>7.5</text:p>
          </table:table-cell>
          <table:table-cell/>
          <table:table-cell table:formula="of:=2.5 + SIN(2*PI()*60*[.B136])" office:value-type="float" office:value="2.5" calcext:value-type="float">
            <text:p>2.5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DEC2HEX([.A13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37]/5)" office:value-type="float" office:value="7.5" calcext:value-type="float">
            <text:p>7.5</text:p>
          </table:table-cell>
          <table:table-cell/>
          <table:table-cell table:formula="of:=2.5 + SIN(2*PI()*60*[.B137])" office:value-type="float" office:value="2.5" calcext:value-type="float">
            <text:p>2.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DEC2HEX([.A13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38]/5)" office:value-type="float" office:value="7.5" calcext:value-type="float">
            <text:p>7.5</text:p>
          </table:table-cell>
          <table:table-cell/>
          <table:table-cell table:formula="of:=2.5 + SIN(2*PI()*60*[.B138])" office:value-type="float" office:value="2.5" calcext:value-type="float">
            <text:p>2.5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DEC2HEX([.A13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39]/5)" office:value-type="float" office:value="7.5" calcext:value-type="float">
            <text:p>7.5</text:p>
          </table:table-cell>
          <table:table-cell/>
          <table:table-cell table:formula="of:=2.5 + SIN(2*PI()*60*[.B139])" office:value-type="float" office:value="2.5" calcext:value-type="float">
            <text:p>2.5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DEC2HEX([.A13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40]/5)" office:value-type="float" office:value="7.5" calcext:value-type="float">
            <text:p>7.5</text:p>
          </table:table-cell>
          <table:table-cell/>
          <table:table-cell table:formula="of:=2.5 + SIN(2*PI()*60*[.B140])" office:value-type="float" office:value="2.5" calcext:value-type="float">
            <text:p>2.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DEC2HEX([.A14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41]/5)" office:value-type="float" office:value="7.5" calcext:value-type="float">
            <text:p>7.5</text:p>
          </table:table-cell>
          <table:table-cell/>
          <table:table-cell table:formula="of:=2.5 + SIN(2*PI()*60*[.B141])" office:value-type="float" office:value="2.5" calcext:value-type="float">
            <text:p>2.5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DEC2HEX([.A14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42]/5)" office:value-type="float" office:value="7.5" calcext:value-type="float">
            <text:p>7.5</text:p>
          </table:table-cell>
          <table:table-cell/>
          <table:table-cell table:formula="of:=2.5 + SIN(2*PI()*60*[.B142])" office:value-type="float" office:value="2.5" calcext:value-type="float">
            <text:p>2.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formula="of:=DEC2HEX([.A14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43]/5)" office:value-type="float" office:value="7.5" calcext:value-type="float">
            <text:p>7.5</text:p>
          </table:table-cell>
          <table:table-cell/>
          <table:table-cell table:formula="of:=2.5 + SIN(2*PI()*60*[.B143])" office:value-type="float" office:value="2.5" calcext:value-type="float">
            <text:p>2.5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formula="of:=DEC2HEX([.A14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44]/5)" office:value-type="float" office:value="7.5" calcext:value-type="float">
            <text:p>7.5</text:p>
          </table:table-cell>
          <table:table-cell/>
          <table:table-cell table:formula="of:=2.5 + SIN(2*PI()*60*[.B144])" office:value-type="float" office:value="2.5" calcext:value-type="float">
            <text:p>2.5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formula="of:=DEC2HEX([.A14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45]/5)" office:value-type="float" office:value="7.5" calcext:value-type="float">
            <text:p>7.5</text:p>
          </table:table-cell>
          <table:table-cell/>
          <table:table-cell table:formula="of:=2.5 + SIN(2*PI()*60*[.B145])" office:value-type="float" office:value="2.5" calcext:value-type="float">
            <text:p>2.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DEC2HEX([.A14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46]/5)" office:value-type="float" office:value="7.5" calcext:value-type="float">
            <text:p>7.5</text:p>
          </table:table-cell>
          <table:table-cell/>
          <table:table-cell table:formula="of:=2.5 + SIN(2*PI()*60*[.B146])" office:value-type="float" office:value="2.5" calcext:value-type="float">
            <text:p>2.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DEC2HEX([.A14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47]/5)" office:value-type="float" office:value="7.5" calcext:value-type="float">
            <text:p>7.5</text:p>
          </table:table-cell>
          <table:table-cell/>
          <table:table-cell table:formula="of:=2.5 + SIN(2*PI()*60*[.B147])" office:value-type="float" office:value="2.5" calcext:value-type="float">
            <text:p>2.5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DEC2HEX([.A14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48]/5)" office:value-type="float" office:value="7.5" calcext:value-type="float">
            <text:p>7.5</text:p>
          </table:table-cell>
          <table:table-cell/>
          <table:table-cell table:formula="of:=2.5 + SIN(2*PI()*60*[.B148])" office:value-type="float" office:value="2.5" calcext:value-type="float">
            <text:p>2.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DEC2HEX([.A14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49]/5)" office:value-type="float" office:value="7.5" calcext:value-type="float">
            <text:p>7.5</text:p>
          </table:table-cell>
          <table:table-cell/>
          <table:table-cell table:formula="of:=2.5 + SIN(2*PI()*60*[.B149])" office:value-type="float" office:value="2.5" calcext:value-type="float">
            <text:p>2.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DEC2HEX([.A14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50]/5)" office:value-type="float" office:value="7.5" calcext:value-type="float">
            <text:p>7.5</text:p>
          </table:table-cell>
          <table:table-cell/>
          <table:table-cell table:formula="of:=2.5 + SIN(2*PI()*60*[.B150])" office:value-type="float" office:value="2.5" calcext:value-type="float">
            <text:p>2.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DEC2HEX([.A15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51]/5)" office:value-type="float" office:value="7.5" calcext:value-type="float">
            <text:p>7.5</text:p>
          </table:table-cell>
          <table:table-cell/>
          <table:table-cell table:formula="of:=2.5 + SIN(2*PI()*60*[.B151])" office:value-type="float" office:value="2.5" calcext:value-type="float">
            <text:p>2.5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DEC2HEX([.A15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52]/5)" office:value-type="float" office:value="7.5" calcext:value-type="float">
            <text:p>7.5</text:p>
          </table:table-cell>
          <table:table-cell/>
          <table:table-cell table:formula="of:=2.5 + SIN(2*PI()*60*[.B152])" office:value-type="float" office:value="2.5" calcext:value-type="float">
            <text:p>2.5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DEC2HEX([.A15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53]/5)" office:value-type="float" office:value="7.5" calcext:value-type="float">
            <text:p>7.5</text:p>
          </table:table-cell>
          <table:table-cell/>
          <table:table-cell table:formula="of:=2.5 + SIN(2*PI()*60*[.B153])" office:value-type="float" office:value="2.5" calcext:value-type="float">
            <text:p>2.5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formula="of:=DEC2HEX([.A15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54]/5)" office:value-type="float" office:value="7.5" calcext:value-type="float">
            <text:p>7.5</text:p>
          </table:table-cell>
          <table:table-cell/>
          <table:table-cell table:formula="of:=2.5 + SIN(2*PI()*60*[.B154])" office:value-type="float" office:value="2.5" calcext:value-type="float">
            <text:p>2.5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DEC2HEX([.A15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55]/5)" office:value-type="float" office:value="7.5" calcext:value-type="float">
            <text:p>7.5</text:p>
          </table:table-cell>
          <table:table-cell/>
          <table:table-cell table:formula="of:=2.5 + SIN(2*PI()*60*[.B155])" office:value-type="float" office:value="2.5" calcext:value-type="float">
            <text:p>2.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DEC2HEX([.A15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56]/5)" office:value-type="float" office:value="7.5" calcext:value-type="float">
            <text:p>7.5</text:p>
          </table:table-cell>
          <table:table-cell/>
          <table:table-cell table:formula="of:=2.5 + SIN(2*PI()*60*[.B156])" office:value-type="float" office:value="2.5" calcext:value-type="float">
            <text:p>2.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DEC2HEX([.A15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57]/5)" office:value-type="float" office:value="7.5" calcext:value-type="float">
            <text:p>7.5</text:p>
          </table:table-cell>
          <table:table-cell/>
          <table:table-cell table:formula="of:=2.5 + SIN(2*PI()*60*[.B157])" office:value-type="float" office:value="2.5" calcext:value-type="float">
            <text:p>2.5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DEC2HEX([.A15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58]/5)" office:value-type="float" office:value="7.5" calcext:value-type="float">
            <text:p>7.5</text:p>
          </table:table-cell>
          <table:table-cell/>
          <table:table-cell table:formula="of:=2.5 + SIN(2*PI()*60*[.B158])" office:value-type="float" office:value="2.5" calcext:value-type="float">
            <text:p>2.5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DEC2HEX([.A15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59]/5)" office:value-type="float" office:value="7.5" calcext:value-type="float">
            <text:p>7.5</text:p>
          </table:table-cell>
          <table:table-cell/>
          <table:table-cell table:formula="of:=2.5 + SIN(2*PI()*60*[.B159])" office:value-type="float" office:value="2.5" calcext:value-type="float">
            <text:p>2.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DEC2HEX([.A15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60]/5)" office:value-type="float" office:value="7.5" calcext:value-type="float">
            <text:p>7.5</text:p>
          </table:table-cell>
          <table:table-cell/>
          <table:table-cell table:formula="of:=2.5 + SIN(2*PI()*60*[.B160])" office:value-type="float" office:value="2.5" calcext:value-type="float">
            <text:p>2.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DEC2HEX([.A16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61]/5)" office:value-type="float" office:value="7.5" calcext:value-type="float">
            <text:p>7.5</text:p>
          </table:table-cell>
          <table:table-cell/>
          <table:table-cell table:formula="of:=2.5 + SIN(2*PI()*60*[.B161])" office:value-type="float" office:value="2.5" calcext:value-type="float">
            <text:p>2.5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DEC2HEX([.A16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62]/5)" office:value-type="float" office:value="7.5" calcext:value-type="float">
            <text:p>7.5</text:p>
          </table:table-cell>
          <table:table-cell/>
          <table:table-cell table:formula="of:=2.5 + SIN(2*PI()*60*[.B162])" office:value-type="float" office:value="2.5" calcext:value-type="float">
            <text:p>2.5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DEC2HEX([.A16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63]/5)" office:value-type="float" office:value="7.5" calcext:value-type="float">
            <text:p>7.5</text:p>
          </table:table-cell>
          <table:table-cell/>
          <table:table-cell table:formula="of:=2.5 + SIN(2*PI()*60*[.B163])" office:value-type="float" office:value="2.5" calcext:value-type="float">
            <text:p>2.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DEC2HEX([.A16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64]/5)" office:value-type="float" office:value="7.5" calcext:value-type="float">
            <text:p>7.5</text:p>
          </table:table-cell>
          <table:table-cell/>
          <table:table-cell table:formula="of:=2.5 + SIN(2*PI()*60*[.B164])" office:value-type="float" office:value="2.5" calcext:value-type="float">
            <text:p>2.5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DEC2HEX([.A16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65]/5)" office:value-type="float" office:value="7.5" calcext:value-type="float">
            <text:p>7.5</text:p>
          </table:table-cell>
          <table:table-cell/>
          <table:table-cell table:formula="of:=2.5 + SIN(2*PI()*60*[.B165])" office:value-type="float" office:value="2.5" calcext:value-type="float">
            <text:p>2.5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DEC2HEX([.A16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66]/5)" office:value-type="float" office:value="7.5" calcext:value-type="float">
            <text:p>7.5</text:p>
          </table:table-cell>
          <table:table-cell/>
          <table:table-cell table:formula="of:=2.5 + SIN(2*PI()*60*[.B166])" office:value-type="float" office:value="2.5" calcext:value-type="float">
            <text:p>2.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DEC2HEX([.A16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67]/5)" office:value-type="float" office:value="7.5" calcext:value-type="float">
            <text:p>7.5</text:p>
          </table:table-cell>
          <table:table-cell/>
          <table:table-cell table:formula="of:=2.5 + SIN(2*PI()*60*[.B167])" office:value-type="float" office:value="2.5" calcext:value-type="float">
            <text:p>2.5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DEC2HEX([.A16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68]/5)" office:value-type="float" office:value="7.5" calcext:value-type="float">
            <text:p>7.5</text:p>
          </table:table-cell>
          <table:table-cell/>
          <table:table-cell table:formula="of:=2.5 + SIN(2*PI()*60*[.B168])" office:value-type="float" office:value="2.5" calcext:value-type="float">
            <text:p>2.5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DEC2HEX([.A16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69]/5)" office:value-type="float" office:value="7.5" calcext:value-type="float">
            <text:p>7.5</text:p>
          </table:table-cell>
          <table:table-cell/>
          <table:table-cell table:formula="of:=2.5 + SIN(2*PI()*60*[.B169])" office:value-type="float" office:value="2.5" calcext:value-type="float">
            <text:p>2.5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formula="of:=DEC2HEX([.A16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70]/5)" office:value-type="float" office:value="7.5" calcext:value-type="float">
            <text:p>7.5</text:p>
          </table:table-cell>
          <table:table-cell/>
          <table:table-cell table:formula="of:=2.5 + SIN(2*PI()*60*[.B170])" office:value-type="float" office:value="2.5" calcext:value-type="float">
            <text:p>2.5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DEC2HEX([.A17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71]/5)" office:value-type="float" office:value="7.5" calcext:value-type="float">
            <text:p>7.5</text:p>
          </table:table-cell>
          <table:table-cell/>
          <table:table-cell table:formula="of:=2.5 + SIN(2*PI()*60*[.B171])" office:value-type="float" office:value="2.5" calcext:value-type="float">
            <text:p>2.5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DEC2HEX([.A17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72]/5)" office:value-type="float" office:value="7.5" calcext:value-type="float">
            <text:p>7.5</text:p>
          </table:table-cell>
          <table:table-cell/>
          <table:table-cell table:formula="of:=2.5 + SIN(2*PI()*60*[.B172])" office:value-type="float" office:value="2.5" calcext:value-type="float">
            <text:p>2.5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DEC2HEX([.A17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73]/5)" office:value-type="float" office:value="7.5" calcext:value-type="float">
            <text:p>7.5</text:p>
          </table:table-cell>
          <table:table-cell/>
          <table:table-cell table:formula="of:=2.5 + SIN(2*PI()*60*[.B173])" office:value-type="float" office:value="2.5" calcext:value-type="float">
            <text:p>2.5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formula="of:=DEC2HEX([.A17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74]/5)" office:value-type="float" office:value="7.5" calcext:value-type="float">
            <text:p>7.5</text:p>
          </table:table-cell>
          <table:table-cell/>
          <table:table-cell table:formula="of:=2.5 + SIN(2*PI()*60*[.B174])" office:value-type="float" office:value="2.5" calcext:value-type="float">
            <text:p>2.5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formula="of:=DEC2HEX([.A17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75]/5)" office:value-type="float" office:value="7.5" calcext:value-type="float">
            <text:p>7.5</text:p>
          </table:table-cell>
          <table:table-cell/>
          <table:table-cell table:formula="of:=2.5 + SIN(2*PI()*60*[.B175])" office:value-type="float" office:value="2.5" calcext:value-type="float">
            <text:p>2.5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DEC2HEX([.A17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76]/5)" office:value-type="float" office:value="7.5" calcext:value-type="float">
            <text:p>7.5</text:p>
          </table:table-cell>
          <table:table-cell/>
          <table:table-cell table:formula="of:=2.5 + SIN(2*PI()*60*[.B176])" office:value-type="float" office:value="2.5" calcext:value-type="float">
            <text:p>2.5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DEC2HEX([.A17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77]/5)" office:value-type="float" office:value="7.5" calcext:value-type="float">
            <text:p>7.5</text:p>
          </table:table-cell>
          <table:table-cell/>
          <table:table-cell table:formula="of:=2.5 + SIN(2*PI()*60*[.B177])" office:value-type="float" office:value="2.5" calcext:value-type="float">
            <text:p>2.5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DEC2HEX([.A17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78]/5)" office:value-type="float" office:value="7.5" calcext:value-type="float">
            <text:p>7.5</text:p>
          </table:table-cell>
          <table:table-cell/>
          <table:table-cell table:formula="of:=2.5 + SIN(2*PI()*60*[.B178])" office:value-type="float" office:value="2.5" calcext:value-type="float">
            <text:p>2.5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DEC2HEX([.A17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79]/5)" office:value-type="float" office:value="7.5" calcext:value-type="float">
            <text:p>7.5</text:p>
          </table:table-cell>
          <table:table-cell/>
          <table:table-cell table:formula="of:=2.5 + SIN(2*PI()*60*[.B179])" office:value-type="float" office:value="2.5" calcext:value-type="float">
            <text:p>2.5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table:formula="of:=DEC2HEX([.A17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80]/5)" office:value-type="float" office:value="7.5" calcext:value-type="float">
            <text:p>7.5</text:p>
          </table:table-cell>
          <table:table-cell/>
          <table:table-cell table:formula="of:=2.5 + SIN(2*PI()*60*[.B180])" office:value-type="float" office:value="2.5" calcext:value-type="float">
            <text:p>2.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DEC2HEX([.A18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81]/5)" office:value-type="float" office:value="7.5" calcext:value-type="float">
            <text:p>7.5</text:p>
          </table:table-cell>
          <table:table-cell/>
          <table:table-cell table:formula="of:=2.5 + SIN(2*PI()*60*[.B181])" office:value-type="float" office:value="2.5" calcext:value-type="float">
            <text:p>2.5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table:formula="of:=DEC2HEX([.A18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82]/5)" office:value-type="float" office:value="7.5" calcext:value-type="float">
            <text:p>7.5</text:p>
          </table:table-cell>
          <table:table-cell/>
          <table:table-cell table:formula="of:=2.5 + SIN(2*PI()*60*[.B182])" office:value-type="float" office:value="2.5" calcext:value-type="float">
            <text:p>2.5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formula="of:=DEC2HEX([.A18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83]/5)" office:value-type="float" office:value="7.5" calcext:value-type="float">
            <text:p>7.5</text:p>
          </table:table-cell>
          <table:table-cell/>
          <table:table-cell table:formula="of:=2.5 + SIN(2*PI()*60*[.B183])" office:value-type="float" office:value="2.5" calcext:value-type="float">
            <text:p>2.5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table:formula="of:=DEC2HEX([.A18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84]/5)" office:value-type="float" office:value="7.5" calcext:value-type="float">
            <text:p>7.5</text:p>
          </table:table-cell>
          <table:table-cell/>
          <table:table-cell table:formula="of:=2.5 + SIN(2*PI()*60*[.B184])" office:value-type="float" office:value="2.5" calcext:value-type="float">
            <text:p>2.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DEC2HEX([.A18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85]/5)" office:value-type="float" office:value="7.5" calcext:value-type="float">
            <text:p>7.5</text:p>
          </table:table-cell>
          <table:table-cell/>
          <table:table-cell table:formula="of:=2.5 + SIN(2*PI()*60*[.B185])" office:value-type="float" office:value="2.5" calcext:value-type="float">
            <text:p>2.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DEC2HEX([.A18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86]/5)" office:value-type="float" office:value="7.5" calcext:value-type="float">
            <text:p>7.5</text:p>
          </table:table-cell>
          <table:table-cell/>
          <table:table-cell table:formula="of:=2.5 + SIN(2*PI()*60*[.B186])" office:value-type="float" office:value="2.5" calcext:value-type="float">
            <text:p>2.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DEC2HEX([.A18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87]/5)" office:value-type="float" office:value="7.5" calcext:value-type="float">
            <text:p>7.5</text:p>
          </table:table-cell>
          <table:table-cell/>
          <table:table-cell table:formula="of:=2.5 + SIN(2*PI()*60*[.B187])" office:value-type="float" office:value="2.5" calcext:value-type="float">
            <text:p>2.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DEC2HEX([.A18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88]/5)" office:value-type="float" office:value="7.5" calcext:value-type="float">
            <text:p>7.5</text:p>
          </table:table-cell>
          <table:table-cell/>
          <table:table-cell table:formula="of:=2.5 + SIN(2*PI()*60*[.B188])" office:value-type="float" office:value="2.5" calcext:value-type="float">
            <text:p>2.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table:formula="of:=DEC2HEX([.A18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89]/5)" office:value-type="float" office:value="7.5" calcext:value-type="float">
            <text:p>7.5</text:p>
          </table:table-cell>
          <table:table-cell/>
          <table:table-cell table:formula="of:=2.5 + SIN(2*PI()*60*[.B189])" office:value-type="float" office:value="2.5" calcext:value-type="float">
            <text:p>2.5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formula="of:=DEC2HEX([.A18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90]/5)" office:value-type="float" office:value="7.5" calcext:value-type="float">
            <text:p>7.5</text:p>
          </table:table-cell>
          <table:table-cell/>
          <table:table-cell table:formula="of:=2.5 + SIN(2*PI()*60*[.B190])" office:value-type="float" office:value="2.5" calcext:value-type="float">
            <text:p>2.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DEC2HEX([.A19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91]/5)" office:value-type="float" office:value="7.5" calcext:value-type="float">
            <text:p>7.5</text:p>
          </table:table-cell>
          <table:table-cell/>
          <table:table-cell table:formula="of:=2.5 + SIN(2*PI()*60*[.B191])" office:value-type="float" office:value="2.5" calcext:value-type="float">
            <text:p>2.5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DEC2HEX([.A19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92]/5)" office:value-type="float" office:value="7.5" calcext:value-type="float">
            <text:p>7.5</text:p>
          </table:table-cell>
          <table:table-cell/>
          <table:table-cell table:formula="of:=2.5 + SIN(2*PI()*60*[.B192])" office:value-type="float" office:value="2.5" calcext:value-type="float">
            <text:p>2.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formula="of:=DEC2HEX([.A19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93]/5)" office:value-type="float" office:value="7.5" calcext:value-type="float">
            <text:p>7.5</text:p>
          </table:table-cell>
          <table:table-cell/>
          <table:table-cell table:formula="of:=2.5 + SIN(2*PI()*60*[.B193])" office:value-type="float" office:value="2.5" calcext:value-type="float">
            <text:p>2.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DEC2HEX([.A19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94]/5)" office:value-type="float" office:value="7.5" calcext:value-type="float">
            <text:p>7.5</text:p>
          </table:table-cell>
          <table:table-cell/>
          <table:table-cell table:formula="of:=2.5 + SIN(2*PI()*60*[.B194])" office:value-type="float" office:value="2.5" calcext:value-type="float">
            <text:p>2.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DEC2HEX([.A19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95]/5)" office:value-type="float" office:value="7.5" calcext:value-type="float">
            <text:p>7.5</text:p>
          </table:table-cell>
          <table:table-cell/>
          <table:table-cell table:formula="of:=2.5 + SIN(2*PI()*60*[.B195])" office:value-type="float" office:value="2.5" calcext:value-type="float">
            <text:p>2.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DEC2HEX([.A19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96]/5)" office:value-type="float" office:value="7.5" calcext:value-type="float">
            <text:p>7.5</text:p>
          </table:table-cell>
          <table:table-cell/>
          <table:table-cell table:formula="of:=2.5 + SIN(2*PI()*60*[.B196])" office:value-type="float" office:value="2.5" calcext:value-type="float">
            <text:p>2.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DEC2HEX([.A19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97]/5)" office:value-type="float" office:value="7.5" calcext:value-type="float">
            <text:p>7.5</text:p>
          </table:table-cell>
          <table:table-cell/>
          <table:table-cell table:formula="of:=2.5 + SIN(2*PI()*60*[.B197])" office:value-type="float" office:value="2.5" calcext:value-type="float">
            <text:p>2.5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DEC2HEX([.A19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98]/5)" office:value-type="float" office:value="7.5" calcext:value-type="float">
            <text:p>7.5</text:p>
          </table:table-cell>
          <table:table-cell/>
          <table:table-cell table:formula="of:=2.5 + SIN(2*PI()*60*[.B198])" office:value-type="float" office:value="2.5" calcext:value-type="float">
            <text:p>2.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formula="of:=DEC2HEX([.A19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199]/5)" office:value-type="float" office:value="7.5" calcext:value-type="float">
            <text:p>7.5</text:p>
          </table:table-cell>
          <table:table-cell/>
          <table:table-cell table:formula="of:=2.5 + SIN(2*PI()*60*[.B199])" office:value-type="float" office:value="2.5" calcext:value-type="float">
            <text:p>2.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DEC2HEX([.A19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00]/5)" office:value-type="float" office:value="7.5" calcext:value-type="float">
            <text:p>7.5</text:p>
          </table:table-cell>
          <table:table-cell/>
          <table:table-cell table:formula="of:=2.5 + SIN(2*PI()*60*[.B200])" office:value-type="float" office:value="2.5" calcext:value-type="float">
            <text:p>2.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DEC2HEX([.A20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01]/5)" office:value-type="float" office:value="7.5" calcext:value-type="float">
            <text:p>7.5</text:p>
          </table:table-cell>
          <table:table-cell/>
          <table:table-cell table:formula="of:=2.5 + SIN(2*PI()*60*[.B201])" office:value-type="float" office:value="2.5" calcext:value-type="float">
            <text:p>2.5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DEC2HEX([.A20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02]/5)" office:value-type="float" office:value="7.5" calcext:value-type="float">
            <text:p>7.5</text:p>
          </table:table-cell>
          <table:table-cell/>
          <table:table-cell table:formula="of:=2.5 + SIN(2*PI()*60*[.B202])" office:value-type="float" office:value="2.5" calcext:value-type="float">
            <text:p>2.5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DEC2HEX([.A20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03]/5)" office:value-type="float" office:value="7.5" calcext:value-type="float">
            <text:p>7.5</text:p>
          </table:table-cell>
          <table:table-cell/>
          <table:table-cell table:formula="of:=2.5 + SIN(2*PI()*60*[.B203])" office:value-type="float" office:value="2.5" calcext:value-type="float">
            <text:p>2.5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formula="of:=DEC2HEX([.A20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04]/5)" office:value-type="float" office:value="7.5" calcext:value-type="float">
            <text:p>7.5</text:p>
          </table:table-cell>
          <table:table-cell/>
          <table:table-cell table:formula="of:=2.5 + SIN(2*PI()*60*[.B204])" office:value-type="float" office:value="2.5" calcext:value-type="float">
            <text:p>2.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DEC2HEX([.A20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05]/5)" office:value-type="float" office:value="7.5" calcext:value-type="float">
            <text:p>7.5</text:p>
          </table:table-cell>
          <table:table-cell/>
          <table:table-cell table:formula="of:=2.5 + SIN(2*PI()*60*[.B205])" office:value-type="float" office:value="2.5" calcext:value-type="float">
            <text:p>2.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formula="of:=DEC2HEX([.A20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06]/5)" office:value-type="float" office:value="7.5" calcext:value-type="float">
            <text:p>7.5</text:p>
          </table:table-cell>
          <table:table-cell/>
          <table:table-cell table:formula="of:=2.5 + SIN(2*PI()*60*[.B206])" office:value-type="float" office:value="2.5" calcext:value-type="float">
            <text:p>2.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DEC2HEX([.A20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07]/5)" office:value-type="float" office:value="7.5" calcext:value-type="float">
            <text:p>7.5</text:p>
          </table:table-cell>
          <table:table-cell/>
          <table:table-cell table:formula="of:=2.5 + SIN(2*PI()*60*[.B207])" office:value-type="float" office:value="2.5" calcext:value-type="float">
            <text:p>2.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formula="of:=DEC2HEX([.A20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08]/5)" office:value-type="float" office:value="7.5" calcext:value-type="float">
            <text:p>7.5</text:p>
          </table:table-cell>
          <table:table-cell/>
          <table:table-cell table:formula="of:=2.5 + SIN(2*PI()*60*[.B208])" office:value-type="float" office:value="2.5" calcext:value-type="float">
            <text:p>2.5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DEC2HEX([.A20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09]/5)" office:value-type="float" office:value="7.5" calcext:value-type="float">
            <text:p>7.5</text:p>
          </table:table-cell>
          <table:table-cell/>
          <table:table-cell table:formula="of:=2.5 + SIN(2*PI()*60*[.B209])" office:value-type="float" office:value="2.5" calcext:value-type="float">
            <text:p>2.5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DEC2HEX([.A20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10]/5)" office:value-type="float" office:value="7.5" calcext:value-type="float">
            <text:p>7.5</text:p>
          </table:table-cell>
          <table:table-cell/>
          <table:table-cell table:formula="of:=2.5 + SIN(2*PI()*60*[.B210])" office:value-type="float" office:value="2.5" calcext:value-type="float">
            <text:p>2.5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DEC2HEX([.A21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11]/5)" office:value-type="float" office:value="7.5" calcext:value-type="float">
            <text:p>7.5</text:p>
          </table:table-cell>
          <table:table-cell/>
          <table:table-cell table:formula="of:=2.5 + SIN(2*PI()*60*[.B211])" office:value-type="float" office:value="2.5" calcext:value-type="float">
            <text:p>2.5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DEC2HEX([.A21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12]/5)" office:value-type="float" office:value="7.5" calcext:value-type="float">
            <text:p>7.5</text:p>
          </table:table-cell>
          <table:table-cell/>
          <table:table-cell table:formula="of:=2.5 + SIN(2*PI()*60*[.B212])" office:value-type="float" office:value="2.5" calcext:value-type="float">
            <text:p>2.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DEC2HEX([.A21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13]/5)" office:value-type="float" office:value="7.5" calcext:value-type="float">
            <text:p>7.5</text:p>
          </table:table-cell>
          <table:table-cell/>
          <table:table-cell table:formula="of:=2.5 + SIN(2*PI()*60*[.B213])" office:value-type="float" office:value="2.5" calcext:value-type="float">
            <text:p>2.5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DEC2HEX([.A21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14]/5)" office:value-type="float" office:value="7.5" calcext:value-type="float">
            <text:p>7.5</text:p>
          </table:table-cell>
          <table:table-cell/>
          <table:table-cell table:formula="of:=2.5 + SIN(2*PI()*60*[.B214])" office:value-type="float" office:value="2.5" calcext:value-type="float">
            <text:p>2.5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DEC2HEX([.A21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15]/5)" office:value-type="float" office:value="7.5" calcext:value-type="float">
            <text:p>7.5</text:p>
          </table:table-cell>
          <table:table-cell/>
          <table:table-cell table:formula="of:=2.5 + SIN(2*PI()*60*[.B215])" office:value-type="float" office:value="2.5" calcext:value-type="float">
            <text:p>2.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DEC2HEX([.A21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16]/5)" office:value-type="float" office:value="7.5" calcext:value-type="float">
            <text:p>7.5</text:p>
          </table:table-cell>
          <table:table-cell/>
          <table:table-cell table:formula="of:=2.5 + SIN(2*PI()*60*[.B216])" office:value-type="float" office:value="2.5" calcext:value-type="float">
            <text:p>2.5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DEC2HEX([.A21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17]/5)" office:value-type="float" office:value="7.5" calcext:value-type="float">
            <text:p>7.5</text:p>
          </table:table-cell>
          <table:table-cell/>
          <table:table-cell table:formula="of:=2.5 + SIN(2*PI()*60*[.B217])" office:value-type="float" office:value="2.5" calcext:value-type="float">
            <text:p>2.5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DEC2HEX([.A21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18]/5)" office:value-type="float" office:value="7.5" calcext:value-type="float">
            <text:p>7.5</text:p>
          </table:table-cell>
          <table:table-cell/>
          <table:table-cell table:formula="of:=2.5 + SIN(2*PI()*60*[.B218])" office:value-type="float" office:value="2.5" calcext:value-type="float">
            <text:p>2.5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formula="of:=DEC2HEX([.A21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19]/5)" office:value-type="float" office:value="7.5" calcext:value-type="float">
            <text:p>7.5</text:p>
          </table:table-cell>
          <table:table-cell/>
          <table:table-cell table:formula="of:=2.5 + SIN(2*PI()*60*[.B219])" office:value-type="float" office:value="2.5" calcext:value-type="float">
            <text:p>2.5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DEC2HEX([.A21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20]/5)" office:value-type="float" office:value="7.5" calcext:value-type="float">
            <text:p>7.5</text:p>
          </table:table-cell>
          <table:table-cell/>
          <table:table-cell table:formula="of:=2.5 + SIN(2*PI()*60*[.B220])" office:value-type="float" office:value="2.5" calcext:value-type="float">
            <text:p>2.5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DEC2HEX([.A22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21]/5)" office:value-type="float" office:value="7.5" calcext:value-type="float">
            <text:p>7.5</text:p>
          </table:table-cell>
          <table:table-cell/>
          <table:table-cell table:formula="of:=2.5 + SIN(2*PI()*60*[.B221])" office:value-type="float" office:value="2.5" calcext:value-type="float">
            <text:p>2.5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table:formula="of:=DEC2HEX([.A22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22]/5)" office:value-type="float" office:value="7.5" calcext:value-type="float">
            <text:p>7.5</text:p>
          </table:table-cell>
          <table:table-cell/>
          <table:table-cell table:formula="of:=2.5 + SIN(2*PI()*60*[.B222])" office:value-type="float" office:value="2.5" calcext:value-type="float">
            <text:p>2.5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formula="of:=DEC2HEX([.A22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23]/5)" office:value-type="float" office:value="7.5" calcext:value-type="float">
            <text:p>7.5</text:p>
          </table:table-cell>
          <table:table-cell/>
          <table:table-cell table:formula="of:=2.5 + SIN(2*PI()*60*[.B223])" office:value-type="float" office:value="2.5" calcext:value-type="float">
            <text:p>2.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formula="of:=DEC2HEX([.A22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24]/5)" office:value-type="float" office:value="7.5" calcext:value-type="float">
            <text:p>7.5</text:p>
          </table:table-cell>
          <table:table-cell/>
          <table:table-cell table:formula="of:=2.5 + SIN(2*PI()*60*[.B224])" office:value-type="float" office:value="2.5" calcext:value-type="float">
            <text:p>2.5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DEC2HEX([.A22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25]/5)" office:value-type="float" office:value="7.5" calcext:value-type="float">
            <text:p>7.5</text:p>
          </table:table-cell>
          <table:table-cell/>
          <table:table-cell table:formula="of:=2.5 + SIN(2*PI()*60*[.B225])" office:value-type="float" office:value="2.5" calcext:value-type="float">
            <text:p>2.5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table:formula="of:=DEC2HEX([.A22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26]/5)" office:value-type="float" office:value="7.5" calcext:value-type="float">
            <text:p>7.5</text:p>
          </table:table-cell>
          <table:table-cell/>
          <table:table-cell table:formula="of:=2.5 + SIN(2*PI()*60*[.B226])" office:value-type="float" office:value="2.5" calcext:value-type="float">
            <text:p>2.5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table:formula="of:=DEC2HEX([.A22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27]/5)" office:value-type="float" office:value="7.5" calcext:value-type="float">
            <text:p>7.5</text:p>
          </table:table-cell>
          <table:table-cell/>
          <table:table-cell table:formula="of:=2.5 + SIN(2*PI()*60*[.B227])" office:value-type="float" office:value="2.5" calcext:value-type="float">
            <text:p>2.5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table:formula="of:=DEC2HEX([.A22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28]/5)" office:value-type="float" office:value="7.5" calcext:value-type="float">
            <text:p>7.5</text:p>
          </table:table-cell>
          <table:table-cell/>
          <table:table-cell table:formula="of:=2.5 + SIN(2*PI()*60*[.B228])" office:value-type="float" office:value="2.5" calcext:value-type="float">
            <text:p>2.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table:formula="of:=DEC2HEX([.A22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29]/5)" office:value-type="float" office:value="7.5" calcext:value-type="float">
            <text:p>7.5</text:p>
          </table:table-cell>
          <table:table-cell/>
          <table:table-cell table:formula="of:=2.5 + SIN(2*PI()*60*[.B229])" office:value-type="float" office:value="2.5" calcext:value-type="float">
            <text:p>2.5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table:formula="of:=DEC2HEX([.A22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30]/5)" office:value-type="float" office:value="7.5" calcext:value-type="float">
            <text:p>7.5</text:p>
          </table:table-cell>
          <table:table-cell/>
          <table:table-cell table:formula="of:=2.5 + SIN(2*PI()*60*[.B230])" office:value-type="float" office:value="2.5" calcext:value-type="float">
            <text:p>2.5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DEC2HEX([.A23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31]/5)" office:value-type="float" office:value="7.5" calcext:value-type="float">
            <text:p>7.5</text:p>
          </table:table-cell>
          <table:table-cell/>
          <table:table-cell table:formula="of:=2.5 + SIN(2*PI()*60*[.B231])" office:value-type="float" office:value="2.5" calcext:value-type="float">
            <text:p>2.5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table:formula="of:=DEC2HEX([.A23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32]/5)" office:value-type="float" office:value="7.5" calcext:value-type="float">
            <text:p>7.5</text:p>
          </table:table-cell>
          <table:table-cell/>
          <table:table-cell table:formula="of:=2.5 + SIN(2*PI()*60*[.B232])" office:value-type="float" office:value="2.5" calcext:value-type="float">
            <text:p>2.5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table:formula="of:=DEC2HEX([.A23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33]/5)" office:value-type="float" office:value="7.5" calcext:value-type="float">
            <text:p>7.5</text:p>
          </table:table-cell>
          <table:table-cell/>
          <table:table-cell table:formula="of:=2.5 + SIN(2*PI()*60*[.B233])" office:value-type="float" office:value="2.5" calcext:value-type="float">
            <text:p>2.5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table:formula="of:=DEC2HEX([.A23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34]/5)" office:value-type="float" office:value="7.5" calcext:value-type="float">
            <text:p>7.5</text:p>
          </table:table-cell>
          <table:table-cell/>
          <table:table-cell table:formula="of:=2.5 + SIN(2*PI()*60*[.B234])" office:value-type="float" office:value="2.5" calcext:value-type="float">
            <text:p>2.5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DEC2HEX([.A23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35]/5)" office:value-type="float" office:value="7.5" calcext:value-type="float">
            <text:p>7.5</text:p>
          </table:table-cell>
          <table:table-cell/>
          <table:table-cell table:formula="of:=2.5 + SIN(2*PI()*60*[.B235])" office:value-type="float" office:value="2.5" calcext:value-type="float">
            <text:p>2.5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formula="of:=DEC2HEX([.A23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36]/5)" office:value-type="float" office:value="7.5" calcext:value-type="float">
            <text:p>7.5</text:p>
          </table:table-cell>
          <table:table-cell/>
          <table:table-cell table:formula="of:=2.5 + SIN(2*PI()*60*[.B236])" office:value-type="float" office:value="2.5" calcext:value-type="float">
            <text:p>2.5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table:formula="of:=DEC2HEX([.A23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37]/5)" office:value-type="float" office:value="7.5" calcext:value-type="float">
            <text:p>7.5</text:p>
          </table:table-cell>
          <table:table-cell/>
          <table:table-cell table:formula="of:=2.5 + SIN(2*PI()*60*[.B237])" office:value-type="float" office:value="2.5" calcext:value-type="float">
            <text:p>2.5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table:formula="of:=DEC2HEX([.A23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38]/5)" office:value-type="float" office:value="7.5" calcext:value-type="float">
            <text:p>7.5</text:p>
          </table:table-cell>
          <table:table-cell/>
          <table:table-cell table:formula="of:=2.5 + SIN(2*PI()*60*[.B238])" office:value-type="float" office:value="2.5" calcext:value-type="float">
            <text:p>2.5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DEC2HEX([.A23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39]/5)" office:value-type="float" office:value="7.5" calcext:value-type="float">
            <text:p>7.5</text:p>
          </table:table-cell>
          <table:table-cell/>
          <table:table-cell table:formula="of:=2.5 + SIN(2*PI()*60*[.B239])" office:value-type="float" office:value="2.5" calcext:value-type="float">
            <text:p>2.5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table:formula="of:=DEC2HEX([.A23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40]/5)" office:value-type="float" office:value="7.5" calcext:value-type="float">
            <text:p>7.5</text:p>
          </table:table-cell>
          <table:table-cell/>
          <table:table-cell table:formula="of:=2.5 + SIN(2*PI()*60*[.B240])" office:value-type="float" office:value="2.5" calcext:value-type="float">
            <text:p>2.5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DEC2HEX([.A24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41]/5)" office:value-type="float" office:value="7.5" calcext:value-type="float">
            <text:p>7.5</text:p>
          </table:table-cell>
          <table:table-cell/>
          <table:table-cell table:formula="of:=2.5 + SIN(2*PI()*60*[.B241])" office:value-type="float" office:value="2.5" calcext:value-type="float">
            <text:p>2.5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formula="of:=DEC2HEX([.A24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42]/5)" office:value-type="float" office:value="7.5" calcext:value-type="float">
            <text:p>7.5</text:p>
          </table:table-cell>
          <table:table-cell/>
          <table:table-cell table:formula="of:=2.5 + SIN(2*PI()*60*[.B242])" office:value-type="float" office:value="2.5" calcext:value-type="float">
            <text:p>2.5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table:formula="of:=DEC2HEX([.A24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43]/5)" office:value-type="float" office:value="7.5" calcext:value-type="float">
            <text:p>7.5</text:p>
          </table:table-cell>
          <table:table-cell/>
          <table:table-cell table:formula="of:=2.5 + SIN(2*PI()*60*[.B243])" office:value-type="float" office:value="2.5" calcext:value-type="float">
            <text:p>2.5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table:formula="of:=DEC2HEX([.A24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44]/5)" office:value-type="float" office:value="7.5" calcext:value-type="float">
            <text:p>7.5</text:p>
          </table:table-cell>
          <table:table-cell/>
          <table:table-cell table:formula="of:=2.5 + SIN(2*PI()*60*[.B244])" office:value-type="float" office:value="2.5" calcext:value-type="float">
            <text:p>2.5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table:formula="of:=DEC2HEX([.A24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45]/5)" office:value-type="float" office:value="7.5" calcext:value-type="float">
            <text:p>7.5</text:p>
          </table:table-cell>
          <table:table-cell/>
          <table:table-cell table:formula="of:=2.5 + SIN(2*PI()*60*[.B245])" office:value-type="float" office:value="2.5" calcext:value-type="float">
            <text:p>2.5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table:formula="of:=DEC2HEX([.A245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46]/5)" office:value-type="float" office:value="7.5" calcext:value-type="float">
            <text:p>7.5</text:p>
          </table:table-cell>
          <table:table-cell/>
          <table:table-cell table:formula="of:=2.5 + SIN(2*PI()*60*[.B246])" office:value-type="float" office:value="2.5" calcext:value-type="float">
            <text:p>2.5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table:formula="of:=DEC2HEX([.A246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47]/5)" office:value-type="float" office:value="7.5" calcext:value-type="float">
            <text:p>7.5</text:p>
          </table:table-cell>
          <table:table-cell/>
          <table:table-cell table:formula="of:=2.5 + SIN(2*PI()*60*[.B247])" office:value-type="float" office:value="2.5" calcext:value-type="float">
            <text:p>2.5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table:formula="of:=DEC2HEX([.A247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48]/5)" office:value-type="float" office:value="7.5" calcext:value-type="float">
            <text:p>7.5</text:p>
          </table:table-cell>
          <table:table-cell/>
          <table:table-cell table:formula="of:=2.5 + SIN(2*PI()*60*[.B248])" office:value-type="float" office:value="2.5" calcext:value-type="float">
            <text:p>2.5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DEC2HEX([.A248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49]/5)" office:value-type="float" office:value="7.5" calcext:value-type="float">
            <text:p>7.5</text:p>
          </table:table-cell>
          <table:table-cell/>
          <table:table-cell table:formula="of:=2.5 + SIN(2*PI()*60*[.B249])" office:value-type="float" office:value="2.5" calcext:value-type="float">
            <text:p>2.5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DEC2HEX([.A249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50]/5)" office:value-type="float" office:value="7.5" calcext:value-type="float">
            <text:p>7.5</text:p>
          </table:table-cell>
          <table:table-cell/>
          <table:table-cell table:formula="of:=2.5 + SIN(2*PI()*60*[.B250])"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DEC2HEX([.A250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51]/5)" office:value-type="float" office:value="7.5" calcext:value-type="float">
            <text:p>7.5</text:p>
          </table:table-cell>
          <table:table-cell/>
          <table:table-cell table:formula="of:=2.5 + SIN(2*PI()*60*[.B251])" office:value-type="float" office:value="2.5" calcext:value-type="float">
            <text:p>2.5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table:formula="of:=DEC2HEX([.A251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52]/5)" office:value-type="float" office:value="7.5" calcext:value-type="float">
            <text:p>7.5</text:p>
          </table:table-cell>
          <table:table-cell/>
          <table:table-cell table:formula="of:=2.5 + SIN(2*PI()*60*[.B252])" office:value-type="float" office:value="2.5" calcext:value-type="float">
            <text:p>2.5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table:formula="of:=DEC2HEX([.A252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53]/5)" office:value-type="float" office:value="7.5" calcext:value-type="float">
            <text:p>7.5</text:p>
          </table:table-cell>
          <table:table-cell/>
          <table:table-cell table:formula="of:=2.5 + SIN(2*PI()*60*[.B253])" office:value-type="float" office:value="2.5" calcext:value-type="float">
            <text:p>2.5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table:formula="of:=DEC2HEX([.A253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54]/5)" office:value-type="float" office:value="7.5" calcext:value-type="float">
            <text:p>7.5</text:p>
          </table:table-cell>
          <table:table-cell/>
          <table:table-cell table:formula="of:=2.5 + SIN(2*PI()*60*[.B254])" office:value-type="float" office:value="2.5" calcext:value-type="float">
            <text:p>2.5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table:formula="of:=DEC2HEX([.A254]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formula="of:=15*([.C255]/5)" office:value-type="float" office:value="7.5" calcext:value-type="float">
            <text:p>7.5</text:p>
          </table:table-cell>
          <table:table-cell/>
          <table:table-cell table:formula="of:=2.5 + SIN(2*PI()*60*[.B255])" office:value-type="float" office:value="2.5" calcext:value-type="float">
            <text:p>2.5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DEC2HEX([.A255])" office:value-type="string" office:string-value="7" calcext:value-type="string">
            <text:p>7</text:p>
          </table:table-cell>
          <table:table-cell table:number-columns-repeated="2"/>
        </table:table-row>
      </table:table>
      <table:table table:name="Hoja2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09:42:42.2612311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09:28:46.595819741</meta:creation-date>
    <dc:date>2017-10-09T09:49:32.864455576</dc:date>
    <meta:editing-duration>PT18M33S</meta:editing-duration>
    <meta:editing-cycles>2</meta:editing-cycles>
    <meta:generator>LibreOffice/5.1.6.2$Linux_X86_64 LibreOffice_project/10m0$Build-2</meta:generator>
    <meta:document-statistic meta:table-count="2" meta:cell-count="1081" meta:object-count="0"/>
  </office:meta>
</office:document-meta>
</file>